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214" style:family="graphic">
      <style:graphic-properties style:protect="siz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3cm" fo:min-width="0.23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</style:style>
    <style:style style:name="gr4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4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29fc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29fc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3cm" fo:min-width="0.23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0" style:family="paragraph">
      <loext:graphic-properties draw:fill="none" draw:fill-color="#ffffff"/>
      <style:text-properties fo:font-size="11pt" style:font-size-asian="11pt" style:font-size-complex="11pt"/>
    </style:style>
    <style:style style:name="P41" style:family="paragraph">
      <loext:graphic-properties draw:fill="solid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gradient" draw:fill-color="#729fcf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gradient" draw:fill-color="#729fc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gradient" draw:fill-color="#729fcf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gradient" draw:fill-color="#729fc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3" draw:id="id3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" draw:text-style-name="P1" draw:layer="layout" svg:width="0.619cm" svg:height="0.391cm" svg:x="17.345cm" svg:y="5.986cm" svg:viewBox="0 0 620 392" svg:d="M0 392c156 0 620-130 620-229 0-97-14-163-170-163 0 98-453 98-450 392z">
                <text:p/>
              </draw:path>
              <draw:g>
                <draw:polygon draw:style-name="gr2" draw:text-style-name="P2" draw:layer="layout" svg:width="0.282cm" svg:height="0.326cm" svg:x="17.117cm" svg:y="6.051cm" svg:viewBox="0 0 283 327" draw:points="0,196 57,0 283,130 226,327">
                  <text:p/>
                </draw:polygon>
                <draw:polygon draw:style-name="gr3" draw:text-style-name="P3" draw:layer="layout" svg:width="0.621cm" svg:height="0.358cm" svg:x="17.173cm" svg:y="5.823cm" svg:viewBox="0 0 622 359" draw:points="0,229 113,130 283,33 396,0 622,130 509,163 339,262 226,359">
                  <text:p/>
                </draw:polygon>
                <draw:path draw:style-name="gr4" draw:text-style-name="P4" draw:layer="layout" svg:width="0.508cm" svg:height="0.424cm" svg:x="17.343cm" svg:y="5.953cm" svg:viewBox="0 0 509 425" svg:d="M509 131c0-196-113-131-226-65-113 65-226 65-283 359 0 0 226-131 509-294z">
                  <text:p/>
                </draw:path>
                <draw:path draw:style-name="gr5" draw:text-style-name="P5" draw:layer="layout" svg:width="0.734cm" svg:height="0.555cm" svg:x="17.117cm" svg:y="5.823cm" svg:viewBox="0 0 735 556" svg:d="M453 0c-114 33-114 33-227 98-56 32-169 65-226 327 113 65 113 65 226 131 65-30 396-229 509-294 0-164-113-164-282-262z">
                  <text:p/>
                </draw:path>
              </draw:g>
            </draw:g>
            <draw:g>
              <draw:path draw:style-name="gr6" draw:text-style-name="P1" draw:layer="layout" svg:width="1.017cm" svg:height="0.784cm" svg:x="16.834cm" svg:y="4.417cm" svg:viewBox="0 0 1018 785" svg:d="M4 785c155 0 1014-33 1014-327 0-295-296-458-451-458 0 98-620 66-563 785z">
                <text:p/>
              </draw:path>
              <draw:g>
                <draw:polygon draw:style-name="gr7" draw:text-style-name="P2" draw:layer="layout" svg:width="0.565cm" svg:height="0.457cm" svg:x="16.268cm" svg:y="4.744cm" svg:viewBox="0 0 566 458" draw:points="0,130 0,0 566,327 566,458">
                  <text:p/>
                </draw:polygon>
                <draw:polygon draw:style-name="gr8" draw:text-style-name="P2" draw:layer="layout" svg:width="0.565cm" svg:height="0.555cm" svg:x="16.721cm" svg:y="4.253cm" svg:viewBox="0 0 566 556" draw:points="0,229 0,0 566,327 566,556">
                  <text:p/>
                </draw:polygon>
                <draw:polygon draw:style-name="gr9" draw:text-style-name="P3" draw:layer="layout" svg:width="1.017cm" svg:height="0.587cm" svg:x="16.268cm" svg:y="4.482cm" svg:viewBox="0 0 1018 588" draw:points="0,262 453,0 1018,327 566,588">
                  <text:p/>
                </draw:polygon>
                <draw:polygon draw:style-name="gr10" draw:text-style-name="P4" draw:layer="layout" svg:width="0.565cm" svg:height="0.555cm" svg:x="16.834cm" svg:y="4.646cm" svg:viewBox="0 0 566 556" draw:points="0,556 0,425 453,163 453,0 566,66 566,229">
                  <text:p/>
                </draw:polygon>
                <draw:polygon draw:style-name="gr11" draw:text-style-name="P2" draw:layer="layout" svg:width="1.808cm" svg:height="2.483cm" svg:x="15.646cm" svg:y="2.26cm" svg:viewBox="0 0 1809 2484" draw:points="0,1439 0,0 1809,1046 1809,2484">
                  <text:p/>
                </draw:polygon>
                <draw:polygon draw:style-name="gr12" draw:text-style-name="P6" draw:layer="layout" svg:width="1.695cm" svg:height="2.287cm" svg:x="15.703cm" svg:y="2.357cm" svg:viewBox="0 0 1696 2288" draw:points="0,1307 0,0 1696,981 1696,2288">
                  <text:p/>
                </draw:polygon>
                <draw:polygon draw:style-name="gr13" draw:text-style-name="P3" draw:layer="layout" svg:width="1.922cm" svg:height="1.11cm" svg:x="15.646cm" svg:y="2.194cm" svg:viewBox="0 0 1923 1111" draw:points="1809,1111 0,66 113,0 1923,1046">
                  <text:p/>
                </draw:polygon>
                <draw:polygon draw:style-name="gr14" draw:text-style-name="P4" draw:layer="layout" svg:width="0.112cm" svg:height="1.502cm" svg:x="17.456cm" svg:y="3.24cm" svg:viewBox="0 0 113 1503" draw:points="0,1503 0,66 113,0 113,1439">
                  <text:p/>
                </draw:polygon>
                <draw:polygon draw:style-name="gr15" draw:text-style-name="P5" draw:layer="layout" svg:width="1.922cm" svg:height="3.007cm" svg:x="15.646cm" svg:y="2.194cm" svg:viewBox="0 0 1923 3008" draw:points="113,0 1923,1046 1923,2484 1809,2550 1753,2517 1753,2680 1188,3008 622,2680 622,2550 1075,2288 1075,2125 0,1503 0,66">
                  <text:p/>
                </draw:polygon>
              </draw:g>
            </draw:g>
            <draw:g>
              <draw:path draw:style-name="gr16" draw:text-style-name="P1" draw:layer="layout" svg:width="0.736cm" svg:height="0.391cm" svg:x="16.606cm" svg:y="5.626cm" svg:viewBox="0 0 737 392" svg:d="M4 392c155 0 733-163 733-262 0-97-14-130-170-130 0 98-622 66-563 392z">
                <text:p/>
              </draw:path>
              <draw:g>
                <draw:polygon draw:style-name="gr17" draw:text-style-name="P3" draw:layer="layout" svg:width="2.431cm" svg:height="1.405cm" svg:x="14.798cm" svg:y="4.515cm" svg:viewBox="0 0 2432 1406" draw:points="1809,1406 0,359 622,0 2432,1046">
                  <text:p/>
                </draw:polygon>
                <draw:polygon draw:style-name="gr18" draw:text-style-name="P7" draw:layer="layout" svg:width="1.639cm" svg:height="0.947cm" svg:x="14.968cm" svg:y="4.613cm" svg:viewBox="0 0 1640 948" draw:points="0,262 453,0 1640,686 1188,948">
                  <text:p/>
                </draw:polygon>
                <draw:polygon draw:style-name="gr19" draw:text-style-name="P7" draw:layer="layout" svg:width="0.791cm" svg:height="0.457cm" svg:x="16.268cm" svg:y="5.365cm" svg:viewBox="0 0 792 458" draw:points="0,262 453,0 792,196 339,458">
                  <text:p/>
                </draw:polygon>
                <draw:polygon draw:style-name="gr20" draw:text-style-name="P4" draw:layer="layout" svg:width="0.621cm" svg:height="0.489cm" svg:x="16.607cm" svg:y="5.561cm" svg:viewBox="0 0 622 490" draw:points="0,490 0,359 622,0 622,130">
                  <text:p/>
                </draw:polygon>
                <draw:line draw:style-name="gr21" draw:text-style-name="P8" draw:layer="layout" svg:x1="15.081cm" svg:y1="4.809cm" svg:x2="16.269cm" svg:y2="5.495cm">
                  <text:p/>
                </draw:line>
                <draw:line draw:style-name="gr22" draw:text-style-name="P8" draw:layer="layout" svg:x1="15.194cm" svg:y1="4.744cm" svg:x2="16.382cm" svg:y2="5.43cm">
                  <text:p/>
                </draw:line>
                <draw:line draw:style-name="gr23" draw:text-style-name="P8" draw:layer="layout" svg:x1="15.307cm" svg:y1="4.678cm" svg:x2="16.495cm" svg:y2="5.364cm">
                  <text:p/>
                </draw:line>
                <draw:line draw:style-name="gr24" draw:text-style-name="P8" draw:layer="layout" svg:x1="16.381cm" svg:y1="5.3cm" svg:x2="16.494cm" svg:y2="5.234cm">
                  <text:p/>
                </draw:line>
                <draw:line draw:style-name="gr25" draw:text-style-name="P8" draw:layer="layout" svg:x1="16.268cm" svg:y1="5.235cm" svg:x2="16.381cm" svg:y2="5.169cm">
                  <text:p/>
                </draw:line>
                <draw:line draw:style-name="gr26" draw:text-style-name="P8" draw:layer="layout" svg:x1="16.155cm" svg:y1="5.169cm" svg:x2="16.268cm" svg:y2="5.103cm">
                  <text:p/>
                </draw:line>
                <draw:line draw:style-name="gr27" draw:text-style-name="P8" draw:layer="layout" svg:x1="16.211cm" svg:y1="5.333cm" svg:x2="16.324cm" svg:y2="5.267cm">
                  <text:p/>
                </draw:line>
                <draw:line draw:style-name="gr28" draw:text-style-name="P8" draw:layer="layout" svg:x1="16.099cm" svg:y1="5.268cm" svg:x2="16.212cm" svg:y2="5.202cm">
                  <text:p/>
                </draw:line>
                <draw:line draw:style-name="gr29" draw:text-style-name="P8" draw:layer="layout" svg:x1="15.986cm" svg:y1="5.202cm" svg:x2="16.099cm" svg:y2="5.136cm">
                  <text:p/>
                </draw:line>
                <draw:line draw:style-name="gr30" draw:text-style-name="P8" draw:layer="layout" svg:x1="16.042cm" svg:y1="5.104cm" svg:x2="16.155cm" svg:y2="5.038cm">
                  <text:p/>
                </draw:line>
                <draw:line draw:style-name="gr31" draw:text-style-name="P8" draw:layer="layout" svg:x1="15.873cm" svg:y1="5.136cm" svg:x2="15.986cm" svg:y2="5.07cm">
                  <text:p/>
                </draw:line>
                <draw:line draw:style-name="gr32" draw:text-style-name="P8" draw:layer="layout" svg:x1="15.929cm" svg:y1="5.039cm" svg:x2="16.042cm" svg:y2="4.973cm">
                  <text:p/>
                </draw:line>
                <draw:line draw:style-name="gr33" draw:text-style-name="P8" draw:layer="layout" svg:x1="15.816cm" svg:y1="4.973cm" svg:x2="15.929cm" svg:y2="4.907cm">
                  <text:p/>
                </draw:line>
                <draw:line draw:style-name="gr34" draw:text-style-name="P8" draw:layer="layout" svg:x1="15.703cm" svg:y1="4.908cm" svg:x2="15.816cm" svg:y2="4.842cm">
                  <text:p/>
                </draw:line>
                <draw:line draw:style-name="gr35" draw:text-style-name="P8" draw:layer="layout" svg:x1="15.76cm" svg:y1="5.072cm" svg:x2="15.873cm" svg:y2="5.006cm">
                  <text:p/>
                </draw:line>
                <draw:line draw:style-name="gr36" draw:text-style-name="P8" draw:layer="layout" svg:x1="15.646cm" svg:y1="5.006cm" svg:x2="15.759cm" svg:y2="4.94cm">
                  <text:p/>
                </draw:line>
                <draw:line draw:style-name="gr37" draw:text-style-name="P8" draw:layer="layout" svg:x1="15.533cm" svg:y1="4.94cm" svg:x2="15.646cm" svg:y2="4.874cm">
                  <text:p/>
                </draw:line>
                <draw:line draw:style-name="gr38" draw:text-style-name="P8" draw:layer="layout" svg:x1="15.59cm" svg:y1="4.843cm" svg:x2="15.703cm" svg:y2="4.777cm">
                  <text:p/>
                </draw:line>
                <draw:line draw:style-name="gr39" draw:text-style-name="P8" draw:layer="layout" svg:x1="15.42cm" svg:y1="4.875cm" svg:x2="15.533cm" svg:y2="4.809cm">
                  <text:p/>
                </draw:line>
                <draw:line draw:style-name="gr40" draw:text-style-name="P8" draw:layer="layout" svg:x1="15.477cm" svg:y1="4.777cm" svg:x2="15.59cm" svg:y2="4.711cm">
                  <text:p/>
                </draw:line>
                <draw:line draw:style-name="gr41" draw:text-style-name="P8" draw:layer="layout" svg:x1="15.364cm" svg:y1="4.712cm" svg:x2="15.477cm" svg:y2="4.646cm">
                  <text:p/>
                </draw:line>
                <draw:line draw:style-name="gr42" draw:text-style-name="P8" draw:layer="layout" svg:x1="15.307cm" svg:y1="4.81cm" svg:x2="15.42cm" svg:y2="4.744cm">
                  <text:p/>
                </draw:line>
                <draw:line draw:style-name="gr43" draw:text-style-name="P8" draw:layer="layout" svg:x1="16.042cm" svg:y1="5.365cm" svg:x2="16.155cm" svg:y2="5.299cm">
                  <text:p/>
                </draw:line>
                <draw:line draw:style-name="gr44" draw:text-style-name="P8" draw:layer="layout" svg:x1="15.929cm" svg:y1="5.3cm" svg:x2="16.042cm" svg:y2="5.234cm">
                  <text:p/>
                </draw:line>
                <draw:line draw:style-name="gr45" draw:text-style-name="P8" draw:layer="layout" svg:x1="15.816cm" svg:y1="5.235cm" svg:x2="15.929cm" svg:y2="5.169cm">
                  <text:p/>
                </draw:line>
                <draw:line draw:style-name="gr46" draw:text-style-name="P8" draw:layer="layout" svg:x1="15.76cm" svg:y1="5.333cm" svg:x2="15.873cm" svg:y2="5.267cm">
                  <text:p/>
                </draw:line>
                <draw:line draw:style-name="gr47" draw:text-style-name="P8" draw:layer="layout" svg:x1="15.646cm" svg:y1="5.268cm" svg:x2="15.759cm" svg:y2="5.202cm">
                  <text:p/>
                </draw:line>
                <draw:line draw:style-name="gr48" draw:text-style-name="P8" draw:layer="layout" svg:x1="15.703cm" svg:y1="5.169cm" svg:x2="15.816cm" svg:y2="5.103cm">
                  <text:p/>
                </draw:line>
                <draw:line draw:style-name="gr49" draw:text-style-name="P8" draw:layer="layout" svg:x1="15.59cm" svg:y1="5.104cm" svg:x2="15.703cm" svg:y2="5.038cm">
                  <text:p/>
                </draw:line>
                <draw:line draw:style-name="gr50" draw:text-style-name="P8" draw:layer="layout" svg:x1="15.477cm" svg:y1="5.039cm" svg:x2="15.59cm" svg:y2="4.973cm">
                  <text:p/>
                </draw:line>
                <draw:line draw:style-name="gr51" draw:text-style-name="P8" draw:layer="layout" svg:x1="15.364cm" svg:y1="4.973cm" svg:x2="15.477cm" svg:y2="4.907cm">
                  <text:p/>
                </draw:line>
                <draw:line draw:style-name="gr52" draw:text-style-name="P8" draw:layer="layout" svg:x1="15.194cm" svg:y1="5.006cm" svg:x2="15.307cm" svg:y2="4.94cm">
                  <text:p/>
                </draw:line>
                <draw:line draw:style-name="gr53" draw:text-style-name="P8" draw:layer="layout" svg:x1="15.251cm" svg:y1="4.908cm" svg:x2="15.364cm" svg:y2="4.842cm">
                  <text:p/>
                </draw:line>
                <draw:line draw:style-name="gr54" draw:text-style-name="P8" draw:layer="layout" svg:x1="15.081cm" svg:y1="4.94cm" svg:x2="15.194cm" svg:y2="4.874cm">
                  <text:p/>
                </draw:line>
                <draw:line draw:style-name="gr55" draw:text-style-name="P8" draw:layer="layout" svg:x1="15.986cm" svg:y1="5.464cm" svg:x2="16.099cm" svg:y2="5.398cm">
                  <text:p/>
                </draw:line>
                <draw:line draw:style-name="gr56" draw:text-style-name="P8" draw:layer="layout" svg:x1="15.873cm" svg:y1="5.398cm" svg:x2="15.986cm" svg:y2="5.332cm">
                  <text:p/>
                </draw:line>
                <draw:line draw:style-name="gr57" draw:text-style-name="P8" draw:layer="layout" svg:x1="16.381cm" svg:y1="5.692cm" svg:x2="16.834cm" svg:y2="5.43cm">
                  <text:p/>
                </draw:line>
                <draw:line draw:style-name="gr58" draw:text-style-name="P8" draw:layer="layout" svg:x1="16.494cm" svg:y1="5.757cm" svg:x2="16.947cm" svg:y2="5.495cm">
                  <text:p/>
                </draw:line>
                <draw:line draw:style-name="gr59" draw:text-style-name="P8" draw:layer="layout" svg:x1="16.607cm" svg:y1="5.43cm" svg:x2="16.946cm" svg:y2="5.626cm">
                  <text:p/>
                </draw:line>
                <draw:line draw:style-name="gr60" draw:text-style-name="P8" draw:layer="layout" svg:x1="16.494cm" svg:y1="5.495cm" svg:x2="16.833cm" svg:y2="5.691cm">
                  <text:p/>
                </draw:line>
                <draw:line draw:style-name="gr61" draw:text-style-name="P8" draw:layer="layout" svg:x1="16.381cm" svg:y1="5.561cm" svg:x2="16.607cm" svg:y2="5.691cm">
                  <text:p/>
                </draw:line>
                <draw:polygon draw:style-name="gr62" draw:text-style-name="P2" draw:layer="layout" svg:width="1.808cm" svg:height="1.176cm" svg:x="14.798cm" svg:y="4.874cm" svg:viewBox="0 0 1809 1177" draw:points="0,130 0,0 1809,1046 1809,1177">
                  <text:p/>
                </draw:polygon>
                <draw:polygon draw:style-name="gr63" draw:text-style-name="P5" draw:layer="layout" svg:width="2.431cm" svg:height="1.535cm" svg:x="14.798cm" svg:y="4.515cm" svg:viewBox="0 0 2432 1536" draw:points="622,0 2432,1046 2432,1177 1809,1536 0,490 0,359">
                  <text:p/>
                </draw:polygon>
              </draw:g>
            </draw:g>
          </draw:g>
          <draw:g xml:id="id2" draw:id="id2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64" draw:text-style-name="P1" draw:layer="layout" svg:width="1.664cm" svg:height="1.118cm" svg:x="8.04cm" svg:y="10.949cm" svg:viewBox="0 0 1665 1119" svg:d="M0 1119c381 0 1078-256 1441-489s259-630-122-630c0 0-1333 1120-1319 1119z">
              <text:p/>
            </draw:path>
            <draw:g>
              <draw:polygon draw:style-name="gr65" draw:text-style-name="P9" draw:layer="layout" svg:width="1.332cm" svg:height="3.149cm" svg:x="8.026cm" svg:y="8.919cm" svg:viewBox="0 0 1333 3150" draw:points="0,3150 0,770 1333,0 1333,2380">
                <text:p/>
              </draw:polygon>
              <draw:polygon draw:style-name="gr66" draw:text-style-name="P10" draw:layer="layout" svg:width="1.696cm" svg:height="0.979cm" svg:x="7.662cm" svg:y="8.709cm" svg:viewBox="0 0 1697 980" draw:points="364,980 0,770 1334,0 1697,210">
                <text:p/>
              </draw:polygon>
              <draw:polygon draw:style-name="gr67" draw:text-style-name="P11" draw:layer="layout" svg:width="0.363cm" svg:height="2.589cm" svg:x="7.662cm" svg:y="9.479cm" svg:viewBox="0 0 364 2590" draw:points="0,2380 0,0 364,210 364,2590">
                <text:p/>
              </draw:polygon>
              <draw:polygon draw:style-name="gr68" draw:text-style-name="P5" draw:layer="layout" svg:width="1.696cm" svg:height="3.359cm" svg:x="7.662cm" svg:y="8.709cm" svg:viewBox="0 0 1697 3360" draw:points="0,3150 0,770 1334,0 1697,210 1697,2590 364,3360">
                <text:p/>
              </draw:polygon>
              <draw:polygon draw:style-name="gr69" draw:text-style-name="P12" draw:layer="layout" svg:width="0.12cm" svg:height="0.209cm" svg:x="7.783cm" svg:y="9.969cm" svg:viewBox="0 0 121 210" draw:points="0,140 0,0 121,70 121,210">
                <text:p/>
              </draw:polygon>
              <draw:polygon draw:style-name="gr70" draw:text-style-name="P13" draw:layer="layout" svg:width="0.12cm" svg:height="1.469cm" svg:x="9.117cm" svg:y="7.379cm" svg:viewBox="0 0 121 1470" draw:points="0,1400 0,0 121,0 121,1470">
                <text:p/>
              </draw:polygon>
            </draw:g>
          </draw:g>
          <draw:g xml:id="id1" draw:id="id1">
            <draw:custom-shape draw:style-name="gr71" draw:text-style-name="P14" draw:layer="layout" svg:width="1.94cm" svg:height="1.931cm" svg:x="2.565cm" svg:y="8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72" draw:text-style-name="P15" draw:layer="layout" svg:width="1.185cm" svg:height="1.806cm" svg:x="2.996cm" svg:y="8.841cm" svg:viewBox="0 0 1186 1807" draw:points="0,125 216,125 323,62 539,0 862,125 647,125 754,311 431,623 323,685 216,748 431,872 539,997 862,997 1186,1184 970,1557 647,1807 647,1433 431,1184 539,1059 323,872 108,810 0,561">
              <text:p/>
            </draw:polygon>
            <draw:path draw:style-name="gr73" draw:text-style-name="P15" draw:layer="layout" svg:width="0.489cm" svg:height="0.822cm" svg:x="3.966cm" svg:y="8.953cm" svg:viewBox="0 0 490 823" svg:d="M431 823v-62l-108-187v-187l-107-249-216-125c216-125 647 685 431 810z">
              <text:p/>
            </draw:path>
            <draw:g>
              <draw:line draw:style-name="gr74" draw:text-style-name="P16" draw:layer="layout" svg:x1="3.427cm" svg:y1="10.025cm" svg:x2="3.319cm" svg:y2="9.589cm">
                <text:p/>
              </draw:line>
              <draw:line draw:style-name="gr75" draw:text-style-name="P16" draw:layer="layout" svg:x1="3.643cm" svg:y1="10.024cm" svg:x2="3.535cm" svg:y2="9.713cm">
                <text:p/>
              </draw:line>
              <draw:line draw:style-name="gr76" draw:text-style-name="P16" draw:layer="layout" svg:x1="3.643cm" svg:y1="10.025cm" svg:x2="3.751cm" svg:y2="9.589cm">
                <text:p/>
              </draw:line>
            </draw:g>
            <draw:g>
              <draw:line draw:style-name="gr77" draw:text-style-name="P16" draw:layer="layout" svg:x1="4.074cm" svg:y1="10.025cm" svg:x2="3.966cm" svg:y2="9.589cm">
                <text:p/>
              </draw:line>
              <draw:line draw:style-name="gr78" draw:text-style-name="P16" draw:layer="layout" svg:x1="4.074cm" svg:y1="10.024cm" svg:x2="4.182cm" svg:y2="9.713cm">
                <text:p/>
              </draw:line>
              <draw:line draw:style-name="gr79" draw:text-style-name="P16" draw:layer="layout" svg:x1="4.29cm" svg:y1="10.024cm" svg:x2="4.182cm" svg:y2="9.713cm">
                <text:p/>
              </draw:line>
              <draw:line draw:style-name="gr80" draw:text-style-name="P16" draw:layer="layout" svg:x1="4.289cm" svg:y1="10.025cm" svg:x2="4.397cm" svg:y2="9.589cm">
                <text:p/>
              </draw:line>
            </draw:g>
            <draw:g>
              <draw:line draw:style-name="gr81" draw:text-style-name="P16" draw:layer="layout" svg:x1="2.781cm" svg:y1="10.025cm" svg:x2="2.673cm" svg:y2="9.589cm">
                <text:p/>
              </draw:line>
              <draw:line draw:style-name="gr82" draw:text-style-name="P16" draw:layer="layout" svg:x1="2.781cm" svg:y1="10.024cm" svg:x2="2.889cm" svg:y2="9.713cm">
                <text:p/>
              </draw:line>
              <draw:line draw:style-name="gr83" draw:text-style-name="P16" draw:layer="layout" svg:x1="2.996cm" svg:y1="10.024cm" svg:x2="2.888cm" svg:y2="9.713cm">
                <text:p/>
              </draw:line>
              <draw:line draw:style-name="gr84" draw:text-style-name="P16" draw:layer="layout" svg:x1="2.996cm" svg:y1="10.025cm" svg:x2="3.104cm" svg:y2="9.589cm">
                <text:p/>
              </draw:line>
            </draw:g>
          </draw:g>
          <draw:connector draw:style-name="gr85" draw:text-style-name="P17" draw:layer="layout" svg:x1="4.505cm" svg:y1="9.744cm" svg:x2="7.662cm" svg:y2="9.724cm" draw:start-shape="id1" draw:start-glue-point="1" draw:end-shape="id2" svg:d="M4505 9744h1579v-20h1578" svg:viewBox="0 0 3158 21">
            <text:p/>
          </draw:connector>
          <draw:g xml:id="id4" draw:id="id4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86" draw:text-style-name="P1" draw:layer="layout" svg:width="0.619cm" svg:height="0.391cm" svg:x="17.745cm" svg:y="11.786cm" svg:viewBox="0 0 620 392" svg:d="M0 392c156 0 620-130 620-229 0-97-14-163-170-163 0 98-453 98-450 392z">
                <text:p/>
              </draw:path>
              <draw:g>
                <draw:polygon draw:style-name="gr87" draw:text-style-name="P2" draw:layer="layout" svg:width="0.282cm" svg:height="0.326cm" svg:x="17.517cm" svg:y="11.851cm" svg:viewBox="0 0 283 327" draw:points="0,196 57,0 283,130 226,327">
                  <text:p/>
                </draw:polygon>
                <draw:polygon draw:style-name="gr88" draw:text-style-name="P3" draw:layer="layout" svg:width="0.621cm" svg:height="0.358cm" svg:x="17.573cm" svg:y="11.623cm" svg:viewBox="0 0 622 359" draw:points="0,229 113,130 283,33 396,0 622,130 509,163 339,262 226,359">
                  <text:p/>
                </draw:polygon>
                <draw:path draw:style-name="gr89" draw:text-style-name="P4" draw:layer="layout" svg:width="0.508cm" svg:height="0.424cm" svg:x="17.743cm" svg:y="11.753cm" svg:viewBox="0 0 509 425" svg:d="M509 131c0-196-113-131-226-65-113 65-226 65-283 359 0 0 226-131 509-294z">
                  <text:p/>
                </draw:path>
                <draw:path draw:style-name="gr90" draw:text-style-name="P5" draw:layer="layout" svg:width="0.734cm" svg:height="0.555cm" svg:x="17.517cm" svg:y="11.623cm" svg:viewBox="0 0 735 556" svg:d="M453 0c-114 33-114 33-227 98-56 32-169 65-226 327 113 65 113 65 226 131 65-30 396-229 509-294 0-164-113-164-282-262z">
                  <text:p/>
                </draw:path>
              </draw:g>
            </draw:g>
            <draw:g>
              <draw:path draw:style-name="gr91" draw:text-style-name="P1" draw:layer="layout" svg:width="1.017cm" svg:height="0.784cm" svg:x="17.234cm" svg:y="10.217cm" svg:viewBox="0 0 1018 785" svg:d="M4 785c155 0 1014-33 1014-327 0-295-296-458-451-458 0 98-620 66-563 785z">
                <text:p/>
              </draw:path>
              <draw:g>
                <draw:polygon draw:style-name="gr92" draw:text-style-name="P2" draw:layer="layout" svg:width="0.565cm" svg:height="0.457cm" svg:x="16.668cm" svg:y="10.544cm" svg:viewBox="0 0 566 458" draw:points="0,130 0,0 566,327 566,458">
                  <text:p/>
                </draw:polygon>
                <draw:polygon draw:style-name="gr93" draw:text-style-name="P2" draw:layer="layout" svg:width="0.565cm" svg:height="0.555cm" svg:x="17.121cm" svg:y="10.053cm" svg:viewBox="0 0 566 556" draw:points="0,229 0,0 566,327 566,556">
                  <text:p/>
                </draw:polygon>
                <draw:polygon draw:style-name="gr94" draw:text-style-name="P3" draw:layer="layout" svg:width="1.017cm" svg:height="0.587cm" svg:x="16.668cm" svg:y="10.282cm" svg:viewBox="0 0 1018 588" draw:points="0,262 453,0 1018,327 566,588">
                  <text:p/>
                </draw:polygon>
                <draw:polygon draw:style-name="gr95" draw:text-style-name="P4" draw:layer="layout" svg:width="0.565cm" svg:height="0.555cm" svg:x="17.234cm" svg:y="10.446cm" svg:viewBox="0 0 566 556" draw:points="0,556 0,425 453,163 453,0 566,66 566,229">
                  <text:p/>
                </draw:polygon>
                <draw:polygon draw:style-name="gr96" draw:text-style-name="P2" draw:layer="layout" svg:width="1.808cm" svg:height="2.483cm" svg:x="16.046cm" svg:y="8.06cm" svg:viewBox="0 0 1809 2484" draw:points="0,1439 0,0 1809,1046 1809,2484">
                  <text:p/>
                </draw:polygon>
                <draw:polygon draw:style-name="gr97" draw:text-style-name="P6" draw:layer="layout" svg:width="1.695cm" svg:height="2.287cm" svg:x="16.103cm" svg:y="8.157cm" svg:viewBox="0 0 1696 2288" draw:points="0,1307 0,0 1696,981 1696,2288">
                  <text:p/>
                </draw:polygon>
                <draw:polygon draw:style-name="gr98" draw:text-style-name="P3" draw:layer="layout" svg:width="1.922cm" svg:height="1.11cm" svg:x="16.046cm" svg:y="7.994cm" svg:viewBox="0 0 1923 1111" draw:points="1809,1111 0,66 113,0 1923,1046">
                  <text:p/>
                </draw:polygon>
                <draw:polygon draw:style-name="gr99" draw:text-style-name="P4" draw:layer="layout" svg:width="0.112cm" svg:height="1.502cm" svg:x="17.856cm" svg:y="9.04cm" svg:viewBox="0 0 113 1503" draw:points="0,1503 0,66 113,0 113,1439">
                  <text:p/>
                </draw:polygon>
                <draw:polygon draw:style-name="gr100" draw:text-style-name="P5" draw:layer="layout" svg:width="1.922cm" svg:height="3.007cm" svg:x="16.046cm" svg:y="7.994cm" svg:viewBox="0 0 1923 3008" draw:points="113,0 1923,1046 1923,2484 1809,2550 1753,2517 1753,2680 1188,3008 622,2680 622,2550 1075,2288 1075,2125 0,1503 0,66">
                  <text:p/>
                </draw:polygon>
              </draw:g>
            </draw:g>
            <draw:g>
              <draw:path draw:style-name="gr101" draw:text-style-name="P1" draw:layer="layout" svg:width="0.736cm" svg:height="0.391cm" svg:x="17.006cm" svg:y="11.426cm" svg:viewBox="0 0 737 392" svg:d="M4 392c155 0 733-163 733-262 0-97-14-130-170-130 0 98-622 66-563 392z">
                <text:p/>
              </draw:path>
              <draw:g>
                <draw:polygon draw:style-name="gr102" draw:text-style-name="P3" draw:layer="layout" svg:width="2.431cm" svg:height="1.405cm" svg:x="15.198cm" svg:y="10.315cm" svg:viewBox="0 0 2432 1406" draw:points="1809,1406 0,359 622,0 2432,1046">
                  <text:p/>
                </draw:polygon>
                <draw:polygon draw:style-name="gr103" draw:text-style-name="P7" draw:layer="layout" svg:width="1.639cm" svg:height="0.947cm" svg:x="15.368cm" svg:y="10.413cm" svg:viewBox="0 0 1640 948" draw:points="0,262 453,0 1640,686 1188,948">
                  <text:p/>
                </draw:polygon>
                <draw:polygon draw:style-name="gr104" draw:text-style-name="P7" draw:layer="layout" svg:width="0.791cm" svg:height="0.457cm" svg:x="16.668cm" svg:y="11.165cm" svg:viewBox="0 0 792 458" draw:points="0,262 453,0 792,196 339,458">
                  <text:p/>
                </draw:polygon>
                <draw:polygon draw:style-name="gr105" draw:text-style-name="P4" draw:layer="layout" svg:width="0.621cm" svg:height="0.489cm" svg:x="17.007cm" svg:y="11.361cm" svg:viewBox="0 0 622 490" draw:points="0,490 0,359 622,0 622,130">
                  <text:p/>
                </draw:polygon>
                <draw:line draw:style-name="gr106" draw:text-style-name="P8" draw:layer="layout" svg:x1="15.481cm" svg:y1="10.609cm" svg:x2="16.669cm" svg:y2="11.295cm">
                  <text:p/>
                </draw:line>
                <draw:line draw:style-name="gr107" draw:text-style-name="P8" draw:layer="layout" svg:x1="15.594cm" svg:y1="10.544cm" svg:x2="16.782cm" svg:y2="11.23cm">
                  <text:p/>
                </draw:line>
                <draw:line draw:style-name="gr108" draw:text-style-name="P8" draw:layer="layout" svg:x1="15.707cm" svg:y1="10.478cm" svg:x2="16.895cm" svg:y2="11.164cm">
                  <text:p/>
                </draw:line>
                <draw:line draw:style-name="gr109" draw:text-style-name="P8" draw:layer="layout" svg:x1="16.781cm" svg:y1="11.1cm" svg:x2="16.894cm" svg:y2="11.034cm">
                  <text:p/>
                </draw:line>
                <draw:line draw:style-name="gr110" draw:text-style-name="P8" draw:layer="layout" svg:x1="16.668cm" svg:y1="11.035cm" svg:x2="16.781cm" svg:y2="10.969cm">
                  <text:p/>
                </draw:line>
                <draw:line draw:style-name="gr111" draw:text-style-name="P8" draw:layer="layout" svg:x1="16.555cm" svg:y1="10.969cm" svg:x2="16.668cm" svg:y2="10.903cm">
                  <text:p/>
                </draw:line>
                <draw:line draw:style-name="gr112" draw:text-style-name="P8" draw:layer="layout" svg:x1="16.611cm" svg:y1="11.133cm" svg:x2="16.724cm" svg:y2="11.067cm">
                  <text:p/>
                </draw:line>
                <draw:line draw:style-name="gr113" draw:text-style-name="P8" draw:layer="layout" svg:x1="16.499cm" svg:y1="11.068cm" svg:x2="16.612cm" svg:y2="11.002cm">
                  <text:p/>
                </draw:line>
                <draw:line draw:style-name="gr114" draw:text-style-name="P8" draw:layer="layout" svg:x1="16.386cm" svg:y1="11.002cm" svg:x2="16.499cm" svg:y2="10.936cm">
                  <text:p/>
                </draw:line>
                <draw:line draw:style-name="gr115" draw:text-style-name="P8" draw:layer="layout" svg:x1="16.442cm" svg:y1="10.904cm" svg:x2="16.555cm" svg:y2="10.838cm">
                  <text:p/>
                </draw:line>
                <draw:line draw:style-name="gr116" draw:text-style-name="P8" draw:layer="layout" svg:x1="16.273cm" svg:y1="10.936cm" svg:x2="16.386cm" svg:y2="10.87cm">
                  <text:p/>
                </draw:line>
                <draw:line draw:style-name="gr117" draw:text-style-name="P8" draw:layer="layout" svg:x1="16.329cm" svg:y1="10.839cm" svg:x2="16.442cm" svg:y2="10.773cm">
                  <text:p/>
                </draw:line>
                <draw:line draw:style-name="gr118" draw:text-style-name="P8" draw:layer="layout" svg:x1="16.216cm" svg:y1="10.773cm" svg:x2="16.329cm" svg:y2="10.707cm">
                  <text:p/>
                </draw:line>
                <draw:line draw:style-name="gr119" draw:text-style-name="P8" draw:layer="layout" svg:x1="16.103cm" svg:y1="10.708cm" svg:x2="16.216cm" svg:y2="10.642cm">
                  <text:p/>
                </draw:line>
                <draw:line draw:style-name="gr120" draw:text-style-name="P8" draw:layer="layout" svg:x1="16.16cm" svg:y1="10.872cm" svg:x2="16.273cm" svg:y2="10.806cm">
                  <text:p/>
                </draw:line>
                <draw:line draw:style-name="gr121" draw:text-style-name="P8" draw:layer="layout" svg:x1="16.046cm" svg:y1="10.806cm" svg:x2="16.159cm" svg:y2="10.74cm">
                  <text:p/>
                </draw:line>
                <draw:line draw:style-name="gr122" draw:text-style-name="P8" draw:layer="layout" svg:x1="15.933cm" svg:y1="10.74cm" svg:x2="16.046cm" svg:y2="10.674cm">
                  <text:p/>
                </draw:line>
                <draw:line draw:style-name="gr123" draw:text-style-name="P8" draw:layer="layout" svg:x1="15.99cm" svg:y1="10.643cm" svg:x2="16.103cm" svg:y2="10.577cm">
                  <text:p/>
                </draw:line>
                <draw:line draw:style-name="gr124" draw:text-style-name="P8" draw:layer="layout" svg:x1="15.82cm" svg:y1="10.675cm" svg:x2="15.933cm" svg:y2="10.609cm">
                  <text:p/>
                </draw:line>
                <draw:line draw:style-name="gr125" draw:text-style-name="P8" draw:layer="layout" svg:x1="15.877cm" svg:y1="10.577cm" svg:x2="15.99cm" svg:y2="10.511cm">
                  <text:p/>
                </draw:line>
                <draw:line draw:style-name="gr126" draw:text-style-name="P8" draw:layer="layout" svg:x1="15.764cm" svg:y1="10.512cm" svg:x2="15.877cm" svg:y2="10.446cm">
                  <text:p/>
                </draw:line>
                <draw:line draw:style-name="gr127" draw:text-style-name="P8" draw:layer="layout" svg:x1="15.707cm" svg:y1="10.61cm" svg:x2="15.82cm" svg:y2="10.544cm">
                  <text:p/>
                </draw:line>
                <draw:line draw:style-name="gr128" draw:text-style-name="P8" draw:layer="layout" svg:x1="16.442cm" svg:y1="11.165cm" svg:x2="16.555cm" svg:y2="11.099cm">
                  <text:p/>
                </draw:line>
                <draw:line draw:style-name="gr129" draw:text-style-name="P8" draw:layer="layout" svg:x1="16.329cm" svg:y1="11.1cm" svg:x2="16.442cm" svg:y2="11.034cm">
                  <text:p/>
                </draw:line>
                <draw:line draw:style-name="gr130" draw:text-style-name="P8" draw:layer="layout" svg:x1="16.216cm" svg:y1="11.035cm" svg:x2="16.329cm" svg:y2="10.969cm">
                  <text:p/>
                </draw:line>
                <draw:line draw:style-name="gr131" draw:text-style-name="P8" draw:layer="layout" svg:x1="16.16cm" svg:y1="11.133cm" svg:x2="16.273cm" svg:y2="11.067cm">
                  <text:p/>
                </draw:line>
                <draw:line draw:style-name="gr132" draw:text-style-name="P8" draw:layer="layout" svg:x1="16.046cm" svg:y1="11.068cm" svg:x2="16.159cm" svg:y2="11.002cm">
                  <text:p/>
                </draw:line>
                <draw:line draw:style-name="gr133" draw:text-style-name="P8" draw:layer="layout" svg:x1="16.103cm" svg:y1="10.969cm" svg:x2="16.216cm" svg:y2="10.903cm">
                  <text:p/>
                </draw:line>
                <draw:line draw:style-name="gr134" draw:text-style-name="P8" draw:layer="layout" svg:x1="15.99cm" svg:y1="10.904cm" svg:x2="16.103cm" svg:y2="10.838cm">
                  <text:p/>
                </draw:line>
                <draw:line draw:style-name="gr135" draw:text-style-name="P8" draw:layer="layout" svg:x1="15.877cm" svg:y1="10.839cm" svg:x2="15.99cm" svg:y2="10.773cm">
                  <text:p/>
                </draw:line>
                <draw:line draw:style-name="gr136" draw:text-style-name="P8" draw:layer="layout" svg:x1="15.764cm" svg:y1="10.773cm" svg:x2="15.877cm" svg:y2="10.707cm">
                  <text:p/>
                </draw:line>
                <draw:line draw:style-name="gr137" draw:text-style-name="P8" draw:layer="layout" svg:x1="15.594cm" svg:y1="10.806cm" svg:x2="15.707cm" svg:y2="10.74cm">
                  <text:p/>
                </draw:line>
                <draw:line draw:style-name="gr138" draw:text-style-name="P8" draw:layer="layout" svg:x1="15.651cm" svg:y1="10.708cm" svg:x2="15.764cm" svg:y2="10.642cm">
                  <text:p/>
                </draw:line>
                <draw:line draw:style-name="gr139" draw:text-style-name="P8" draw:layer="layout" svg:x1="15.481cm" svg:y1="10.74cm" svg:x2="15.594cm" svg:y2="10.674cm">
                  <text:p/>
                </draw:line>
                <draw:line draw:style-name="gr140" draw:text-style-name="P8" draw:layer="layout" svg:x1="16.386cm" svg:y1="11.264cm" svg:x2="16.499cm" svg:y2="11.198cm">
                  <text:p/>
                </draw:line>
                <draw:line draw:style-name="gr141" draw:text-style-name="P8" draw:layer="layout" svg:x1="16.273cm" svg:y1="11.198cm" svg:x2="16.386cm" svg:y2="11.132cm">
                  <text:p/>
                </draw:line>
                <draw:line draw:style-name="gr142" draw:text-style-name="P8" draw:layer="layout" svg:x1="16.781cm" svg:y1="11.492cm" svg:x2="17.234cm" svg:y2="11.23cm">
                  <text:p/>
                </draw:line>
                <draw:line draw:style-name="gr143" draw:text-style-name="P8" draw:layer="layout" svg:x1="16.894cm" svg:y1="11.557cm" svg:x2="17.347cm" svg:y2="11.295cm">
                  <text:p/>
                </draw:line>
                <draw:line draw:style-name="gr144" draw:text-style-name="P8" draw:layer="layout" svg:x1="17.007cm" svg:y1="11.23cm" svg:x2="17.346cm" svg:y2="11.426cm">
                  <text:p/>
                </draw:line>
                <draw:line draw:style-name="gr145" draw:text-style-name="P8" draw:layer="layout" svg:x1="16.894cm" svg:y1="11.295cm" svg:x2="17.233cm" svg:y2="11.491cm">
                  <text:p/>
                </draw:line>
                <draw:line draw:style-name="gr146" draw:text-style-name="P8" draw:layer="layout" svg:x1="16.781cm" svg:y1="11.361cm" svg:x2="17.007cm" svg:y2="11.491cm">
                  <text:p/>
                </draw:line>
                <draw:polygon draw:style-name="gr147" draw:text-style-name="P2" draw:layer="layout" svg:width="1.808cm" svg:height="1.176cm" svg:x="15.198cm" svg:y="10.674cm" svg:viewBox="0 0 1809 1177" draw:points="0,130 0,0 1809,1046 1809,1177">
                  <text:p/>
                </draw:polygon>
                <draw:polygon draw:style-name="gr148" draw:text-style-name="P5" draw:layer="layout" svg:width="2.431cm" svg:height="1.535cm" svg:x="15.198cm" svg:y="10.315cm" svg:viewBox="0 0 2432 1536" draw:points="622,0 2432,1046 2432,1177 1809,1536 0,490 0,359">
                  <text:p/>
                </draw:polygon>
              </draw:g>
            </draw:g>
          </draw:g>
          <draw:g xml:id="id5" draw:id="id5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49" draw:text-style-name="P1" draw:layer="layout" svg:width="0.619cm" svg:height="0.391cm" svg:x="17.712cm" svg:y="16.771cm" svg:viewBox="0 0 620 392" svg:d="M0 392c156 0 620-130 620-229 0-97-14-163-170-163 0 98-453 98-450 392z">
                <text:p/>
              </draw:path>
              <draw:g>
                <draw:polygon draw:style-name="gr150" draw:text-style-name="P2" draw:layer="layout" svg:width="0.282cm" svg:height="0.326cm" svg:x="17.484cm" svg:y="16.836cm" svg:viewBox="0 0 283 327" draw:points="0,196 57,0 283,130 226,327">
                  <text:p/>
                </draw:polygon>
                <draw:polygon draw:style-name="gr151" draw:text-style-name="P3" draw:layer="layout" svg:width="0.621cm" svg:height="0.358cm" svg:x="17.54cm" svg:y="16.608cm" svg:viewBox="0 0 622 359" draw:points="0,229 113,130 283,33 396,0 622,130 509,163 339,262 226,359">
                  <text:p/>
                </draw:polygon>
                <draw:path draw:style-name="gr152" draw:text-style-name="P4" draw:layer="layout" svg:width="0.508cm" svg:height="0.424cm" svg:x="17.71cm" svg:y="16.738cm" svg:viewBox="0 0 509 425" svg:d="M509 131c0-196-113-131-226-65-113 65-226 65-283 359 0 0 226-131 509-294z">
                  <text:p/>
                </draw:path>
                <draw:path draw:style-name="gr153" draw:text-style-name="P5" draw:layer="layout" svg:width="0.734cm" svg:height="0.555cm" svg:x="17.484cm" svg:y="16.608cm" svg:viewBox="0 0 735 556" svg:d="M453 0c-114 33-114 33-227 98-56 32-169 65-226 327 113 65 113 65 226 131 65-30 396-229 509-294 0-164-113-164-282-262z">
                  <text:p/>
                </draw:path>
              </draw:g>
            </draw:g>
            <draw:g>
              <draw:path draw:style-name="gr154" draw:text-style-name="P1" draw:layer="layout" svg:width="1.017cm" svg:height="0.784cm" svg:x="17.201cm" svg:y="15.202cm" svg:viewBox="0 0 1018 785" svg:d="M4 785c155 0 1014-33 1014-327 0-295-296-458-451-458 0 98-620 66-563 785z">
                <text:p/>
              </draw:path>
              <draw:g>
                <draw:polygon draw:style-name="gr155" draw:text-style-name="P2" draw:layer="layout" svg:width="0.565cm" svg:height="0.457cm" svg:x="16.635cm" svg:y="15.529cm" svg:viewBox="0 0 566 458" draw:points="0,130 0,0 566,327 566,458">
                  <text:p/>
                </draw:polygon>
                <draw:polygon draw:style-name="gr156" draw:text-style-name="P2" draw:layer="layout" svg:width="0.565cm" svg:height="0.555cm" svg:x="17.088cm" svg:y="15.038cm" svg:viewBox="0 0 566 556" draw:points="0,229 0,0 566,327 566,556">
                  <text:p/>
                </draw:polygon>
                <draw:polygon draw:style-name="gr157" draw:text-style-name="P3" draw:layer="layout" svg:width="1.017cm" svg:height="0.587cm" svg:x="16.635cm" svg:y="15.267cm" svg:viewBox="0 0 1018 588" draw:points="0,262 453,0 1018,327 566,588">
                  <text:p/>
                </draw:polygon>
                <draw:polygon draw:style-name="gr158" draw:text-style-name="P4" draw:layer="layout" svg:width="0.565cm" svg:height="0.555cm" svg:x="17.201cm" svg:y="15.431cm" svg:viewBox="0 0 566 556" draw:points="0,556 0,425 453,163 453,0 566,66 566,229">
                  <text:p/>
                </draw:polygon>
                <draw:polygon draw:style-name="gr159" draw:text-style-name="P2" draw:layer="layout" svg:width="1.808cm" svg:height="2.483cm" svg:x="16.013cm" svg:y="13.045cm" svg:viewBox="0 0 1809 2484" draw:points="0,1439 0,0 1809,1046 1809,2484">
                  <text:p/>
                </draw:polygon>
                <draw:polygon draw:style-name="gr160" draw:text-style-name="P6" draw:layer="layout" svg:width="1.695cm" svg:height="2.287cm" svg:x="16.07cm" svg:y="13.142cm" svg:viewBox="0 0 1696 2288" draw:points="0,1307 0,0 1696,981 1696,2288">
                  <text:p/>
                </draw:polygon>
                <draw:polygon draw:style-name="gr161" draw:text-style-name="P3" draw:layer="layout" svg:width="1.922cm" svg:height="1.11cm" svg:x="16.013cm" svg:y="12.979cm" svg:viewBox="0 0 1923 1111" draw:points="1809,1111 0,66 113,0 1923,1046">
                  <text:p/>
                </draw:polygon>
                <draw:polygon draw:style-name="gr162" draw:text-style-name="P4" draw:layer="layout" svg:width="0.112cm" svg:height="1.502cm" svg:x="17.823cm" svg:y="14.025cm" svg:viewBox="0 0 113 1503" draw:points="0,1503 0,66 113,0 113,1439">
                  <text:p/>
                </draw:polygon>
                <draw:polygon draw:style-name="gr163" draw:text-style-name="P5" draw:layer="layout" svg:width="1.922cm" svg:height="3.007cm" svg:x="16.013cm" svg:y="12.979cm" svg:viewBox="0 0 1923 3008" draw:points="113,0 1923,1046 1923,2484 1809,2550 1753,2517 1753,2680 1188,3008 622,2680 622,2550 1075,2288 1075,2125 0,1503 0,66">
                  <text:p/>
                </draw:polygon>
              </draw:g>
            </draw:g>
            <draw:g>
              <draw:path draw:style-name="gr164" draw:text-style-name="P1" draw:layer="layout" svg:width="0.736cm" svg:height="0.391cm" svg:x="16.973cm" svg:y="16.411cm" svg:viewBox="0 0 737 392" svg:d="M4 392c155 0 733-163 733-262 0-97-14-130-170-130 0 98-622 66-563 392z">
                <text:p/>
              </draw:path>
              <draw:g>
                <draw:polygon draw:style-name="gr165" draw:text-style-name="P3" draw:layer="layout" svg:width="2.431cm" svg:height="1.405cm" svg:x="15.165cm" svg:y="15.3cm" svg:viewBox="0 0 2432 1406" draw:points="1809,1406 0,359 622,0 2432,1046">
                  <text:p/>
                </draw:polygon>
                <draw:polygon draw:style-name="gr166" draw:text-style-name="P7" draw:layer="layout" svg:width="1.639cm" svg:height="0.947cm" svg:x="15.335cm" svg:y="15.398cm" svg:viewBox="0 0 1640 948" draw:points="0,262 453,0 1640,686 1188,948">
                  <text:p/>
                </draw:polygon>
                <draw:polygon draw:style-name="gr167" draw:text-style-name="P7" draw:layer="layout" svg:width="0.791cm" svg:height="0.457cm" svg:x="16.635cm" svg:y="16.15cm" svg:viewBox="0 0 792 458" draw:points="0,262 453,0 792,196 339,458">
                  <text:p/>
                </draw:polygon>
                <draw:polygon draw:style-name="gr168" draw:text-style-name="P4" draw:layer="layout" svg:width="0.621cm" svg:height="0.489cm" svg:x="16.974cm" svg:y="16.346cm" svg:viewBox="0 0 622 490" draw:points="0,490 0,359 622,0 622,130">
                  <text:p/>
                </draw:polygon>
                <draw:line draw:style-name="gr169" draw:text-style-name="P8" draw:layer="layout" svg:x1="15.448cm" svg:y1="15.594cm" svg:x2="16.636cm" svg:y2="16.28cm">
                  <text:p/>
                </draw:line>
                <draw:line draw:style-name="gr170" draw:text-style-name="P8" draw:layer="layout" svg:x1="15.561cm" svg:y1="15.529cm" svg:x2="16.749cm" svg:y2="16.215cm">
                  <text:p/>
                </draw:line>
                <draw:line draw:style-name="gr171" draw:text-style-name="P8" draw:layer="layout" svg:x1="15.674cm" svg:y1="15.463cm" svg:x2="16.862cm" svg:y2="16.149cm">
                  <text:p/>
                </draw:line>
                <draw:line draw:style-name="gr172" draw:text-style-name="P8" draw:layer="layout" svg:x1="16.748cm" svg:y1="16.085cm" svg:x2="16.861cm" svg:y2="16.019cm">
                  <text:p/>
                </draw:line>
                <draw:line draw:style-name="gr173" draw:text-style-name="P8" draw:layer="layout" svg:x1="16.635cm" svg:y1="16.02cm" svg:x2="16.748cm" svg:y2="15.954cm">
                  <text:p/>
                </draw:line>
                <draw:line draw:style-name="gr174" draw:text-style-name="P8" draw:layer="layout" svg:x1="16.522cm" svg:y1="15.954cm" svg:x2="16.635cm" svg:y2="15.888cm">
                  <text:p/>
                </draw:line>
                <draw:line draw:style-name="gr175" draw:text-style-name="P8" draw:layer="layout" svg:x1="16.578cm" svg:y1="16.118cm" svg:x2="16.691cm" svg:y2="16.052cm">
                  <text:p/>
                </draw:line>
                <draw:line draw:style-name="gr176" draw:text-style-name="P8" draw:layer="layout" svg:x1="16.466cm" svg:y1="16.053cm" svg:x2="16.579cm" svg:y2="15.987cm">
                  <text:p/>
                </draw:line>
                <draw:line draw:style-name="gr177" draw:text-style-name="P8" draw:layer="layout" svg:x1="16.353cm" svg:y1="15.987cm" svg:x2="16.466cm" svg:y2="15.921cm">
                  <text:p/>
                </draw:line>
                <draw:line draw:style-name="gr178" draw:text-style-name="P8" draw:layer="layout" svg:x1="16.409cm" svg:y1="15.889cm" svg:x2="16.522cm" svg:y2="15.823cm">
                  <text:p/>
                </draw:line>
                <draw:line draw:style-name="gr179" draw:text-style-name="P8" draw:layer="layout" svg:x1="16.24cm" svg:y1="15.921cm" svg:x2="16.353cm" svg:y2="15.855cm">
                  <text:p/>
                </draw:line>
                <draw:line draw:style-name="gr180" draw:text-style-name="P8" draw:layer="layout" svg:x1="16.296cm" svg:y1="15.824cm" svg:x2="16.409cm" svg:y2="15.758cm">
                  <text:p/>
                </draw:line>
                <draw:line draw:style-name="gr181" draw:text-style-name="P8" draw:layer="layout" svg:x1="16.183cm" svg:y1="15.758cm" svg:x2="16.296cm" svg:y2="15.692cm">
                  <text:p/>
                </draw:line>
                <draw:line draw:style-name="gr182" draw:text-style-name="P8" draw:layer="layout" svg:x1="16.07cm" svg:y1="15.693cm" svg:x2="16.183cm" svg:y2="15.627cm">
                  <text:p/>
                </draw:line>
                <draw:line draw:style-name="gr183" draw:text-style-name="P8" draw:layer="layout" svg:x1="16.127cm" svg:y1="15.857cm" svg:x2="16.24cm" svg:y2="15.791cm">
                  <text:p/>
                </draw:line>
                <draw:line draw:style-name="gr184" draw:text-style-name="P8" draw:layer="layout" svg:x1="16.013cm" svg:y1="15.791cm" svg:x2="16.126cm" svg:y2="15.725cm">
                  <text:p/>
                </draw:line>
                <draw:line draw:style-name="gr185" draw:text-style-name="P8" draw:layer="layout" svg:x1="15.9cm" svg:y1="15.725cm" svg:x2="16.013cm" svg:y2="15.659cm">
                  <text:p/>
                </draw:line>
                <draw:line draw:style-name="gr186" draw:text-style-name="P8" draw:layer="layout" svg:x1="15.957cm" svg:y1="15.628cm" svg:x2="16.07cm" svg:y2="15.562cm">
                  <text:p/>
                </draw:line>
                <draw:line draw:style-name="gr187" draw:text-style-name="P8" draw:layer="layout" svg:x1="15.787cm" svg:y1="15.66cm" svg:x2="15.9cm" svg:y2="15.594cm">
                  <text:p/>
                </draw:line>
                <draw:line draw:style-name="gr188" draw:text-style-name="P8" draw:layer="layout" svg:x1="15.844cm" svg:y1="15.562cm" svg:x2="15.957cm" svg:y2="15.496cm">
                  <text:p/>
                </draw:line>
                <draw:line draw:style-name="gr189" draw:text-style-name="P8" draw:layer="layout" svg:x1="15.731cm" svg:y1="15.497cm" svg:x2="15.844cm" svg:y2="15.431cm">
                  <text:p/>
                </draw:line>
                <draw:line draw:style-name="gr190" draw:text-style-name="P8" draw:layer="layout" svg:x1="15.674cm" svg:y1="15.595cm" svg:x2="15.787cm" svg:y2="15.529cm">
                  <text:p/>
                </draw:line>
                <draw:line draw:style-name="gr191" draw:text-style-name="P8" draw:layer="layout" svg:x1="16.409cm" svg:y1="16.15cm" svg:x2="16.522cm" svg:y2="16.084cm">
                  <text:p/>
                </draw:line>
                <draw:line draw:style-name="gr192" draw:text-style-name="P8" draw:layer="layout" svg:x1="16.296cm" svg:y1="16.085cm" svg:x2="16.409cm" svg:y2="16.019cm">
                  <text:p/>
                </draw:line>
                <draw:line draw:style-name="gr193" draw:text-style-name="P8" draw:layer="layout" svg:x1="16.183cm" svg:y1="16.02cm" svg:x2="16.296cm" svg:y2="15.954cm">
                  <text:p/>
                </draw:line>
                <draw:line draw:style-name="gr194" draw:text-style-name="P8" draw:layer="layout" svg:x1="16.127cm" svg:y1="16.118cm" svg:x2="16.24cm" svg:y2="16.052cm">
                  <text:p/>
                </draw:line>
                <draw:line draw:style-name="gr195" draw:text-style-name="P8" draw:layer="layout" svg:x1="16.013cm" svg:y1="16.053cm" svg:x2="16.126cm" svg:y2="15.987cm">
                  <text:p/>
                </draw:line>
                <draw:line draw:style-name="gr196" draw:text-style-name="P8" draw:layer="layout" svg:x1="16.07cm" svg:y1="15.954cm" svg:x2="16.183cm" svg:y2="15.888cm">
                  <text:p/>
                </draw:line>
                <draw:line draw:style-name="gr197" draw:text-style-name="P8" draw:layer="layout" svg:x1="15.957cm" svg:y1="15.889cm" svg:x2="16.07cm" svg:y2="15.823cm">
                  <text:p/>
                </draw:line>
                <draw:line draw:style-name="gr198" draw:text-style-name="P8" draw:layer="layout" svg:x1="15.844cm" svg:y1="15.824cm" svg:x2="15.957cm" svg:y2="15.758cm">
                  <text:p/>
                </draw:line>
                <draw:line draw:style-name="gr199" draw:text-style-name="P8" draw:layer="layout" svg:x1="15.731cm" svg:y1="15.758cm" svg:x2="15.844cm" svg:y2="15.692cm">
                  <text:p/>
                </draw:line>
                <draw:line draw:style-name="gr200" draw:text-style-name="P8" draw:layer="layout" svg:x1="15.561cm" svg:y1="15.791cm" svg:x2="15.674cm" svg:y2="15.725cm">
                  <text:p/>
                </draw:line>
                <draw:line draw:style-name="gr201" draw:text-style-name="P8" draw:layer="layout" svg:x1="15.618cm" svg:y1="15.693cm" svg:x2="15.731cm" svg:y2="15.627cm">
                  <text:p/>
                </draw:line>
                <draw:line draw:style-name="gr202" draw:text-style-name="P8" draw:layer="layout" svg:x1="15.448cm" svg:y1="15.725cm" svg:x2="15.561cm" svg:y2="15.659cm">
                  <text:p/>
                </draw:line>
                <draw:line draw:style-name="gr203" draw:text-style-name="P8" draw:layer="layout" svg:x1="16.353cm" svg:y1="16.249cm" svg:x2="16.466cm" svg:y2="16.183cm">
                  <text:p/>
                </draw:line>
                <draw:line draw:style-name="gr204" draw:text-style-name="P8" draw:layer="layout" svg:x1="16.24cm" svg:y1="16.183cm" svg:x2="16.353cm" svg:y2="16.117cm">
                  <text:p/>
                </draw:line>
                <draw:line draw:style-name="gr205" draw:text-style-name="P8" draw:layer="layout" svg:x1="16.748cm" svg:y1="16.477cm" svg:x2="17.201cm" svg:y2="16.215cm">
                  <text:p/>
                </draw:line>
                <draw:line draw:style-name="gr206" draw:text-style-name="P8" draw:layer="layout" svg:x1="16.861cm" svg:y1="16.542cm" svg:x2="17.314cm" svg:y2="16.28cm">
                  <text:p/>
                </draw:line>
                <draw:line draw:style-name="gr207" draw:text-style-name="P8" draw:layer="layout" svg:x1="16.974cm" svg:y1="16.215cm" svg:x2="17.313cm" svg:y2="16.411cm">
                  <text:p/>
                </draw:line>
                <draw:line draw:style-name="gr208" draw:text-style-name="P8" draw:layer="layout" svg:x1="16.861cm" svg:y1="16.28cm" svg:x2="17.2cm" svg:y2="16.476cm">
                  <text:p/>
                </draw:line>
                <draw:line draw:style-name="gr209" draw:text-style-name="P8" draw:layer="layout" svg:x1="16.748cm" svg:y1="16.346cm" svg:x2="16.974cm" svg:y2="16.476cm">
                  <text:p/>
                </draw:line>
                <draw:polygon draw:style-name="gr210" draw:text-style-name="P2" draw:layer="layout" svg:width="1.808cm" svg:height="1.176cm" svg:x="15.165cm" svg:y="15.659cm" svg:viewBox="0 0 1809 1177" draw:points="0,130 0,0 1809,1046 1809,1177">
                  <text:p/>
                </draw:polygon>
                <draw:polygon draw:style-name="gr211" draw:text-style-name="P5" draw:layer="layout" svg:width="2.431cm" svg:height="1.535cm" svg:x="15.165cm" svg:y="15.3cm" svg:viewBox="0 0 2432 1536" draw:points="622,0 2432,1046 2432,1177 1809,1536 0,490 0,359">
                  <text:p/>
                </draw:polygon>
              </draw:g>
            </draw:g>
          </draw:g>
          <draw:connector draw:style-name="gr85" draw:text-style-name="P17" draw:layer="layout" svg:x1="9.321cm" svg:y1="8.943cm" svg:x2="14.798cm" svg:y2="4.286cm" draw:start-shape="id2" draw:start-glue-point="4" draw:end-shape="id3" svg:d="M9321 8943h2921v-4657h2556" svg:viewBox="0 0 5478 4658">
            <text:p/>
          </draw:connector>
          <draw:connector draw:style-name="gr85" draw:text-style-name="P17" draw:layer="layout" svg:x1="9.321cm" svg:y1="10.114cm" svg:x2="15.198cm" svg:y2="10.086cm" draw:start-shape="id2" draw:start-glue-point="5" draw:end-shape="id4" svg:d="M9321 10114h3121v-28h2756" svg:viewBox="0 0 5878 29">
            <text:p/>
          </draw:connector>
          <draw:connector draw:style-name="gr85" draw:text-style-name="P17" draw:layer="layout" svg:x1="9.321cm" svg:y1="11.287cm" svg:x2="15.165cm" svg:y2="15.071cm" draw:start-shape="id2" draw:start-glue-point="6" draw:end-shape="id5" svg:d="M9321 11287h3105v3784h2739" svg:viewBox="0 0 5845 3785">
            <text:p/>
          </draw:connector>
          <draw:frame draw:style-name="gr212" draw:text-style-name="P18" draw:layer="layout" svg:width="7.8cm" svg:height="3.095cm" svg:x="18.765cm" svg:y="8.179cm">
            <draw:text-box>
              <text:p><text:span text:style-name="T1">&lt;&lt;virtual ubuntu&gt;&gt;</text:span></text:p>
              <text:p>Name: ubuntu</text:p>
              <text:p>IP: 192.168.0.100</text:p>
              <text:p>Mac: 08:00:27:78:21:2a</text:p>
            </draw:text-box>
          </draw:frame>
          <draw:frame draw:style-name="gr212" draw:text-style-name="P18" draw:layer="layout" svg:width="7.8cm" svg:height="3.095cm" svg:x="18.765cm" svg:y="13.084cm">
            <draw:text-box>
              <text:p><text:span text:style-name="T1">&lt;&lt;virtual ubuntu&gt;&gt;</text:span></text:p>
              <text:p>Name: ubuntu2</text:p>
              <text:p>IP: 192.168.0.101</text:p>
              <text:p>Mac: 08:00:27:78:21:2b</text:p>
            </draw:text-box>
          </draw:frame>
          <draw:frame draw:style-name="gr212" draw:text-style-name="P18" draw:layer="layout" svg:width="7.8cm" svg:height="3.095cm" svg:x="18.565cm" svg:y="2.484cm">
            <draw:text-box>
              <text:p><text:span text:style-name="T1">&lt;&lt;physical ubuntu&gt;&gt;</text:span></text:p>
              <text:p>Name: real</text:p>
              <text:p>IP: 192.168.0.227</text:p>
              <text:p>Mac: e0:9d:31:54:1d:60</text:p>
            </draw:text-box>
          </draw:frame>
          <draw:frame draw:style-name="gr213" draw:text-style-name="P19" draw:layer="layout" svg:width="7.86cm" svg:height="0.962cm" svg:x="1.8cm" svg:y="1.6cm">
            <draw:text-box>
              <text:p><text:span text:style-name="T1">Virtual Network Diagram</text:span></text:p>
            </draw:text-box>
          </draw:frame>
          <draw:frame draw:style-name="gr212" draw:text-style-name="P21" draw:layer="layout" svg:width="7.8cm" svg:height="3.095cm" svg:x="4.3cm" svg:y="12.305cm">
            <draw:text-box>
              <text:p text:style-name="P20"><text:span text:style-name="T1">&lt;&lt;wifi router&gt;&gt;</text:span></text:p>
              <text:p text:style-name="P20">IP: 192.168.0.1</text:p>
              <text:p text:style-name="P20">Mac: ac:22:05:1f:be:9b</text:p>
            </draw:text-box>
          </draw:frame>
        </draw:g>
        <presentation:notes draw:style-name="dp2">
          <draw:page-thumbnail draw:style-name="gr214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g xml:id="id8" draw:id="id8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15" draw:text-style-name="P23" draw:layer="layout" svg:width="0.349cm" svg:height="0.203cm" svg:x="10.902cm" svg:y="4.171cm" svg:viewBox="0 0 350 204" svg:d="M0 204c88 0 350-67 350-119 0-51-8-85-96-85 0 51-256 51-254 204z">
                <text:p/>
              </draw:path>
              <draw:g>
                <draw:polygon draw:style-name="gr216" draw:text-style-name="P24" draw:layer="layout" svg:width="0.159cm" svg:height="0.17cm" svg:x="10.774cm" svg:y="4.205cm" svg:viewBox="0 0 160 171" draw:points="0,102 32,0 160,68 127,171">
                  <text:p/>
                </draw:polygon>
                <draw:polygon draw:style-name="gr217" draw:text-style-name="P25" draw:layer="layout" svg:width="0.35cm" svg:height="0.186cm" svg:x="10.805cm" svg:y="4.086cm" svg:viewBox="0 0 351 187" draw:points="0,119 64,68 160,17 223,0 351,68 287,85 191,137 127,187">
                  <text:p/>
                </draw:polygon>
                <draw:path draw:style-name="gr218" draw:text-style-name="P26" draw:layer="layout" svg:width="0.286cm" svg:height="0.22cm" svg:x="10.901cm" svg:y="4.154cm" svg:viewBox="0 0 287 221" svg:d="M287 68c0-102-64-68-127-34-64 34-128 34-160 187 0 0 127-68 287-153z">
                  <text:p/>
                </draw:path>
                <draw:path draw:style-name="gr219" draw:text-style-name="P27" draw:layer="layout" svg:width="0.414cm" svg:height="0.289cm" svg:x="10.774cm" svg:y="4.086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220" draw:text-style-name="P23" draw:layer="layout" svg:width="0.573cm" svg:height="0.408cm" svg:x="10.614cm" svg:y="3.353cm" svg:viewBox="0 0 574 409" svg:d="M2 409c88 0 572-17 572-170 0-154-167-239-254-239 0 51-350 34-318 409z">
                <text:p/>
              </draw:path>
              <draw:g>
                <draw:polygon draw:style-name="gr221" draw:text-style-name="P24" draw:layer="layout" svg:width="0.318cm" svg:height="0.238cm" svg:x="10.295cm" svg:y="3.524cm" svg:viewBox="0 0 319 239" draw:points="0,68 0,0 319,171 319,239">
                  <text:p/>
                </draw:polygon>
                <draw:polygon draw:style-name="gr222" draw:text-style-name="P24" draw:layer="layout" svg:width="0.318cm" svg:height="0.289cm" svg:x="10.55cm" svg:y="3.268cm" svg:viewBox="0 0 319 290" draw:points="0,119 0,0 319,171 319,290">
                  <text:p/>
                </draw:polygon>
                <draw:polygon draw:style-name="gr223" draw:text-style-name="P25" draw:layer="layout" svg:width="0.573cm" svg:height="0.306cm" svg:x="10.295cm" svg:y="3.387cm" svg:viewBox="0 0 574 307" draw:points="0,137 256,0 574,171 319,307">
                  <text:p/>
                </draw:polygon>
                <draw:polygon draw:style-name="gr224" draw:text-style-name="P26" draw:layer="layout" svg:width="0.318cm" svg:height="0.289cm" svg:x="10.614cm" svg:y="3.473cm" svg:viewBox="0 0 319 290" draw:points="0,290 0,222 256,85 256,0 319,34 319,119">
                  <text:p/>
                </draw:polygon>
                <draw:polygon draw:style-name="gr225" draw:text-style-name="P24" draw:layer="layout" svg:width="1.019cm" svg:height="1.294cm" svg:x="9.944cm" svg:y="2.228cm" svg:viewBox="0 0 1020 1295" draw:points="0,750 0,0 1020,545 1020,1295">
                  <text:p/>
                </draw:polygon>
                <draw:polygon draw:style-name="gr226" draw:text-style-name="P28" draw:layer="layout" svg:width="0.956cm" svg:height="1.192cm" svg:x="9.976cm" svg:y="2.279cm" svg:viewBox="0 0 957 1193" draw:points="0,682 0,0 957,512 957,1193">
                  <text:p/>
                </draw:polygon>
                <draw:polygon draw:style-name="gr227" draw:text-style-name="P25" draw:layer="layout" svg:width="1.084cm" svg:height="0.578cm" svg:x="9.944cm" svg:y="2.194cm" svg:viewBox="0 0 1085 579" draw:points="1020,579 0,34 64,0 1085,545">
                  <text:p/>
                </draw:polygon>
                <draw:polygon draw:style-name="gr228" draw:text-style-name="P26" draw:layer="layout" svg:width="0.063cm" svg:height="0.783cm" svg:x="10.965cm" svg:y="2.739cm" svg:viewBox="0 0 64 784" draw:points="0,784 0,34 64,0 64,750">
                  <text:p/>
                </draw:polygon>
                <draw:polygon draw:style-name="gr229" draw:text-style-name="P27" draw:layer="layout" svg:width="1.084cm" svg:height="1.568cm" svg:x="9.944cm" svg:y="2.194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230" draw:text-style-name="P23" draw:layer="layout" svg:width="0.415cm" svg:height="0.203cm" svg:x="10.485cm" svg:y="3.984cm" svg:viewBox="0 0 416 204" svg:d="M2 204c88 0 414-85 414-136s-8-68-96-68c0 51-351 34-318 204z">
                <text:p/>
              </draw:path>
              <draw:g>
                <draw:polygon draw:style-name="gr231" draw:text-style-name="P25" draw:layer="layout" svg:width="1.371cm" svg:height="0.732cm" svg:x="9.465cm" svg:y="3.404cm" svg:viewBox="0 0 1372 733" draw:points="1020,733 0,187 351,0 1372,545">
                  <text:p/>
                </draw:polygon>
                <draw:polygon draw:style-name="gr232" draw:text-style-name="P29" draw:layer="layout" svg:width="0.924cm" svg:height="0.493cm" svg:x="9.561cm" svg:y="3.455cm" svg:viewBox="0 0 925 494" draw:points="0,137 256,0 925,358 670,494">
                  <text:p/>
                </draw:polygon>
                <draw:polygon draw:style-name="gr233" draw:text-style-name="P29" draw:layer="layout" svg:width="0.446cm" svg:height="0.238cm" svg:x="10.295cm" svg:y="3.847cm" svg:viewBox="0 0 447 239" draw:points="0,137 256,0 447,102 191,239">
                  <text:p/>
                </draw:polygon>
                <draw:polygon draw:style-name="gr234" draw:text-style-name="P26" draw:layer="layout" svg:width="0.35cm" svg:height="0.255cm" svg:x="10.486cm" svg:y="3.95cm" svg:viewBox="0 0 351 256" draw:points="0,256 0,187 351,0 351,68">
                  <text:p/>
                </draw:polygon>
                <draw:line draw:style-name="gr235" draw:text-style-name="P30" draw:layer="layout" svg:x1="9.625cm" svg:y1="3.558cm" svg:x2="10.295cm" svg:y2="3.916cm">
                  <text:p/>
                </draw:line>
                <draw:line draw:style-name="gr236" draw:text-style-name="P30" draw:layer="layout" svg:x1="9.689cm" svg:y1="3.524cm" svg:x2="10.359cm" svg:y2="3.882cm">
                  <text:p/>
                </draw:line>
                <draw:line draw:style-name="gr237" draw:text-style-name="P30" draw:layer="layout" svg:x1="9.753cm" svg:y1="3.489cm" svg:x2="10.423cm" svg:y2="3.847cm">
                  <text:p/>
                </draw:line>
                <draw:line draw:style-name="gr238" draw:text-style-name="P30" draw:layer="layout" svg:x1="10.358cm" svg:y1="3.813cm" svg:x2="10.422cm" svg:y2="3.779cm">
                  <text:p/>
                </draw:line>
                <draw:line draw:style-name="gr239" draw:text-style-name="P30" draw:layer="layout" svg:x1="10.295cm" svg:y1="3.779cm" svg:x2="10.359cm" svg:y2="3.745cm">
                  <text:p/>
                </draw:line>
                <draw:line draw:style-name="gr240" draw:text-style-name="P30" draw:layer="layout" svg:x1="10.231cm" svg:y1="3.745cm" svg:x2="10.295cm" svg:y2="3.711cm">
                  <text:p/>
                </draw:line>
                <draw:line draw:style-name="gr241" draw:text-style-name="P30" draw:layer="layout" svg:x1="10.262cm" svg:y1="3.83cm" svg:x2="10.326cm" svg:y2="3.796cm">
                  <text:p/>
                </draw:line>
                <draw:line draw:style-name="gr242" draw:text-style-name="P30" draw:layer="layout" svg:x1="10.199cm" svg:y1="3.797cm" svg:x2="10.263cm" svg:y2="3.763cm">
                  <text:p/>
                </draw:line>
                <draw:line draw:style-name="gr243" draw:text-style-name="P30" draw:layer="layout" svg:x1="10.136cm" svg:y1="3.762cm" svg:x2="10.2cm" svg:y2="3.728cm">
                  <text:p/>
                </draw:line>
                <draw:line draw:style-name="gr244" draw:text-style-name="P30" draw:layer="layout" svg:x1="10.167cm" svg:y1="3.711cm" svg:x2="10.231cm" svg:y2="3.677cm">
                  <text:p/>
                </draw:line>
                <draw:line draw:style-name="gr245" draw:text-style-name="P30" draw:layer="layout" svg:x1="10.072cm" svg:y1="3.728cm" svg:x2="10.136cm" svg:y2="3.694cm">
                  <text:p/>
                </draw:line>
                <draw:line draw:style-name="gr246" draw:text-style-name="P30" draw:layer="layout" svg:x1="10.103cm" svg:y1="3.677cm" svg:x2="10.167cm" svg:y2="3.643cm">
                  <text:p/>
                </draw:line>
                <draw:line draw:style-name="gr247" draw:text-style-name="P30" draw:layer="layout" svg:x1="10.04cm" svg:y1="3.643cm" svg:x2="10.104cm" svg:y2="3.609cm">
                  <text:p/>
                </draw:line>
                <draw:line draw:style-name="gr248" draw:text-style-name="P30" draw:layer="layout" svg:x1="9.976cm" svg:y1="3.609cm" svg:x2="10.04cm" svg:y2="3.575cm">
                  <text:p/>
                </draw:line>
                <draw:line draw:style-name="gr249" draw:text-style-name="P30" draw:layer="layout" svg:x1="10.008cm" svg:y1="3.694cm" svg:x2="10.072cm" svg:y2="3.66cm">
                  <text:p/>
                </draw:line>
                <draw:line draw:style-name="gr250" draw:text-style-name="P30" draw:layer="layout" svg:x1="9.944cm" svg:y1="3.66cm" svg:x2="10.008cm" svg:y2="3.626cm">
                  <text:p/>
                </draw:line>
                <draw:line draw:style-name="gr251" draw:text-style-name="P30" draw:layer="layout" svg:x1="9.88cm" svg:y1="3.625cm" svg:x2="9.944cm" svg:y2="3.591cm">
                  <text:p/>
                </draw:line>
                <draw:line draw:style-name="gr252" draw:text-style-name="P30" draw:layer="layout" svg:x1="9.912cm" svg:y1="3.575cm" svg:x2="9.976cm" svg:y2="3.541cm">
                  <text:p/>
                </draw:line>
                <draw:line draw:style-name="gr253" draw:text-style-name="P30" draw:layer="layout" svg:x1="9.816cm" svg:y1="3.592cm" svg:x2="9.88cm" svg:y2="3.558cm">
                  <text:p/>
                </draw:line>
                <draw:line draw:style-name="gr254" draw:text-style-name="P30" draw:layer="layout" svg:x1="9.848cm" svg:y1="3.54cm" svg:x2="9.912cm" svg:y2="3.506cm">
                  <text:p/>
                </draw:line>
                <draw:line draw:style-name="gr255" draw:text-style-name="P30" draw:layer="layout" svg:x1="9.785cm" svg:y1="3.507cm" svg:x2="9.849cm" svg:y2="3.473cm">
                  <text:p/>
                </draw:line>
                <draw:line draw:style-name="gr256" draw:text-style-name="P30" draw:layer="layout" svg:x1="9.753cm" svg:y1="3.558cm" svg:x2="9.817cm" svg:y2="3.524cm">
                  <text:p/>
                </draw:line>
                <draw:line draw:style-name="gr257" draw:text-style-name="P30" draw:layer="layout" svg:x1="10.167cm" svg:y1="3.847cm" svg:x2="10.231cm" svg:y2="3.813cm">
                  <text:p/>
                </draw:line>
                <draw:line draw:style-name="gr258" draw:text-style-name="P30" draw:layer="layout" svg:x1="10.103cm" svg:y1="3.813cm" svg:x2="10.167cm" svg:y2="3.779cm">
                  <text:p/>
                </draw:line>
                <draw:line draw:style-name="gr259" draw:text-style-name="P30" draw:layer="layout" svg:x1="10.04cm" svg:y1="3.779cm" svg:x2="10.104cm" svg:y2="3.745cm">
                  <text:p/>
                </draw:line>
                <draw:line draw:style-name="gr260" draw:text-style-name="P30" draw:layer="layout" svg:x1="10.008cm" svg:y1="3.83cm" svg:x2="10.072cm" svg:y2="3.796cm">
                  <text:p/>
                </draw:line>
                <draw:line draw:style-name="gr261" draw:text-style-name="P30" draw:layer="layout" svg:x1="9.944cm" svg:y1="3.797cm" svg:x2="10.008cm" svg:y2="3.763cm">
                  <text:p/>
                </draw:line>
                <draw:line draw:style-name="gr262" draw:text-style-name="P30" draw:layer="layout" svg:x1="9.976cm" svg:y1="3.745cm" svg:x2="10.04cm" svg:y2="3.711cm">
                  <text:p/>
                </draw:line>
                <draw:line draw:style-name="gr263" draw:text-style-name="P30" draw:layer="layout" svg:x1="9.912cm" svg:y1="3.711cm" svg:x2="9.976cm" svg:y2="3.677cm">
                  <text:p/>
                </draw:line>
                <draw:line draw:style-name="gr264" draw:text-style-name="P30" draw:layer="layout" svg:x1="9.848cm" svg:y1="3.677cm" svg:x2="9.912cm" svg:y2="3.643cm">
                  <text:p/>
                </draw:line>
                <draw:line draw:style-name="gr265" draw:text-style-name="P30" draw:layer="layout" svg:x1="9.785cm" svg:y1="3.643cm" svg:x2="9.849cm" svg:y2="3.609cm">
                  <text:p/>
                </draw:line>
                <draw:line draw:style-name="gr266" draw:text-style-name="P30" draw:layer="layout" svg:x1="9.689cm" svg:y1="3.66cm" svg:x2="9.753cm" svg:y2="3.626cm">
                  <text:p/>
                </draw:line>
                <draw:line draw:style-name="gr267" draw:text-style-name="P30" draw:layer="layout" svg:x1="9.721cm" svg:y1="3.609cm" svg:x2="9.785cm" svg:y2="3.575cm">
                  <text:p/>
                </draw:line>
                <draw:line draw:style-name="gr268" draw:text-style-name="P30" draw:layer="layout" svg:x1="9.625cm" svg:y1="3.625cm" svg:x2="9.689cm" svg:y2="3.591cm">
                  <text:p/>
                </draw:line>
                <draw:line draw:style-name="gr269" draw:text-style-name="P30" draw:layer="layout" svg:x1="10.136cm" svg:y1="3.899cm" svg:x2="10.2cm" svg:y2="3.865cm">
                  <text:p/>
                </draw:line>
                <draw:line draw:style-name="gr270" draw:text-style-name="P30" draw:layer="layout" svg:x1="10.072cm" svg:y1="3.864cm" svg:x2="10.136cm" svg:y2="3.83cm">
                  <text:p/>
                </draw:line>
                <draw:line draw:style-name="gr271" draw:text-style-name="P30" draw:layer="layout" svg:x1="10.358cm" svg:y1="4.018cm" svg:x2="10.614cm" svg:y2="3.881cm">
                  <text:p/>
                </draw:line>
                <draw:line draw:style-name="gr272" draw:text-style-name="P30" draw:layer="layout" svg:x1="10.422cm" svg:y1="4.052cm" svg:x2="10.678cm" svg:y2="3.915cm">
                  <text:p/>
                </draw:line>
                <draw:line draw:style-name="gr273" draw:text-style-name="P30" draw:layer="layout" svg:x1="10.486cm" svg:y1="3.881cm" svg:x2="10.677cm" svg:y2="3.983cm">
                  <text:p/>
                </draw:line>
                <draw:line draw:style-name="gr274" draw:text-style-name="P30" draw:layer="layout" svg:x1="10.422cm" svg:y1="3.915cm" svg:x2="10.613cm" svg:y2="4.017cm">
                  <text:p/>
                </draw:line>
                <draw:line draw:style-name="gr275" draw:text-style-name="P30" draw:layer="layout" svg:x1="10.358cm" svg:y1="3.95cm" svg:x2="10.485cm" svg:y2="4.018cm">
                  <text:p/>
                </draw:line>
                <draw:polygon draw:style-name="gr276" draw:text-style-name="P24" draw:layer="layout" svg:width="1.019cm" svg:height="0.613cm" svg:x="9.465cm" svg:y="3.591cm" svg:viewBox="0 0 1020 614" draw:points="0,68 0,0 1020,545 1020,614">
                  <text:p/>
                </draw:polygon>
                <draw:polygon draw:style-name="gr277" draw:text-style-name="P27" draw:layer="layout" svg:width="1.371cm" svg:height="0.8cm" svg:x="9.465cm" svg:y="3.404cm" svg:viewBox="0 0 1372 801" draw:points="351,0 1372,545 1372,614 1020,801 0,256 0,187">
                  <text:p/>
                </draw:polygon>
              </draw:g>
            </draw:g>
          </draw:g>
          <draw:g xml:id="id7" draw:id="id7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78" draw:text-style-name="P23" draw:layer="layout" svg:width="0.939cm" svg:height="0.582cm" svg:x="5.653cm" svg:y="6.759cm" svg:viewBox="0 0 940 583" svg:d="M0 583c215 0 608-133 813-254 205-122 146-329-69-329 0 0-752 584-744 583z">
              <text:p/>
            </draw:path>
            <draw:g>
              <draw:polygon draw:style-name="gr279" draw:text-style-name="P31" draw:layer="layout" svg:width="0.751cm" svg:height="1.642cm" svg:x="5.645cm" svg:y="5.701cm" svg:viewBox="0 0 752 1643" draw:points="0,1643 0,402 752,0 752,1241">
                <text:p/>
              </draw:polygon>
              <draw:polygon draw:style-name="gr280" draw:text-style-name="P32" draw:layer="layout" svg:width="0.956cm" svg:height="0.51cm" svg:x="5.44cm" svg:y="5.591cm" svg:viewBox="0 0 957 511" draw:points="205,511 0,402 752,0 957,110">
                <text:p/>
              </draw:polygon>
              <draw:polygon draw:style-name="gr281" draw:text-style-name="P33" draw:layer="layout" svg:width="0.204cm" svg:height="1.35cm" svg:x="5.44cm" svg:y="5.993cm" svg:viewBox="0 0 205 1351" draw:points="0,1241 0,0 205,110 205,1351">
                <text:p/>
              </draw:polygon>
              <draw:polygon draw:style-name="gr282" draw:text-style-name="P27" draw:layer="layout" svg:width="0.956cm" svg:height="1.751cm" svg:x="5.44cm" svg:y="5.591cm" svg:viewBox="0 0 957 1752" draw:points="0,1643 0,402 752,0 957,110 957,1351 205,1752">
                <text:p/>
              </draw:polygon>
              <draw:polygon draw:style-name="gr283" draw:text-style-name="P34" draw:layer="layout" svg:width="0.067cm" svg:height="0.109cm" svg:x="5.508cm" svg:y="6.248cm" svg:viewBox="0 0 68 110" draw:points="0,73 0,0 68,37 68,110">
                <text:p/>
              </draw:polygon>
              <draw:polygon draw:style-name="gr284" draw:text-style-name="P35" draw:layer="layout" svg:width="0.067cm" svg:height="0.766cm" svg:x="6.261cm" svg:y="4.898cm" svg:viewBox="0 0 68 767" draw:points="0,730 0,0 68,0 68,767">
                <text:p/>
              </draw:polygon>
            </draw:g>
          </draw:g>
          <draw:g xml:id="id6" draw:id="id6">
            <draw:custom-shape draw:style-name="gr285" draw:text-style-name="P36" draw:layer="layout" svg:width="1.094cm" svg:height="1.007cm" svg:x="2.565cm" svg:y="5.6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86" draw:text-style-name="P37" draw:layer="layout" svg:width="0.668cm" svg:height="0.941cm" svg:x="2.808cm" svg:y="5.66cm" svg:viewBox="0 0 669 942" draw:points="0,65 122,65 182,32 304,0 486,65 365,65 425,162 243,325 182,357 122,390 243,455 304,520 486,520 669,617 547,812 365,942 365,747 243,617 304,552 182,455 61,422 0,293">
              <text:p/>
            </draw:polygon>
            <draw:path draw:style-name="gr287" draw:text-style-name="P37" draw:layer="layout" svg:width="0.275cm" svg:height="0.428cm" svg:x="3.355cm" svg:y="5.718cm" svg:viewBox="0 0 276 429" svg:d="M243 429v-32l-61-98v-97l-60-130-122-65c122-65 365 357 243 422z">
              <text:p/>
            </draw:path>
            <draw:g>
              <draw:line draw:style-name="gr288" draw:text-style-name="P38" draw:layer="layout" svg:x1="3.051cm" svg:y1="6.277cm" svg:x2="2.99cm" svg:y2="6.05cm">
                <text:p/>
              </draw:line>
              <draw:line draw:style-name="gr289" draw:text-style-name="P38" draw:layer="layout" svg:x1="3.173cm" svg:y1="6.277cm" svg:x2="3.112cm" svg:y2="6.115cm">
                <text:p/>
              </draw:line>
              <draw:line draw:style-name="gr290" draw:text-style-name="P38" draw:layer="layout" svg:x1="3.173cm" svg:y1="6.277cm" svg:x2="3.234cm" svg:y2="6.05cm">
                <text:p/>
              </draw:line>
            </draw:g>
            <draw:g>
              <draw:line draw:style-name="gr291" draw:text-style-name="P38" draw:layer="layout" svg:x1="3.416cm" svg:y1="6.277cm" svg:x2="3.355cm" svg:y2="6.05cm">
                <text:p/>
              </draw:line>
              <draw:line draw:style-name="gr292" draw:text-style-name="P38" draw:layer="layout" svg:x1="3.416cm" svg:y1="6.277cm" svg:x2="3.477cm" svg:y2="6.115cm">
                <text:p/>
              </draw:line>
              <draw:line draw:style-name="gr293" draw:text-style-name="P38" draw:layer="layout" svg:x1="3.538cm" svg:y1="6.277cm" svg:x2="3.477cm" svg:y2="6.115cm">
                <text:p/>
              </draw:line>
              <draw:line draw:style-name="gr294" draw:text-style-name="P38" draw:layer="layout" svg:x1="3.537cm" svg:y1="6.277cm" svg:x2="3.598cm" svg:y2="6.05cm">
                <text:p/>
              </draw:line>
            </draw:g>
            <draw:g>
              <draw:line draw:style-name="gr295" draw:text-style-name="P38" draw:layer="layout" svg:x1="2.687cm" svg:y1="6.277cm" svg:x2="2.626cm" svg:y2="6.05cm">
                <text:p/>
              </draw:line>
              <draw:line draw:style-name="gr296" draw:text-style-name="P38" draw:layer="layout" svg:x1="2.687cm" svg:y1="6.277cm" svg:x2="2.748cm" svg:y2="6.115cm">
                <text:p/>
              </draw:line>
              <draw:line draw:style-name="gr297" draw:text-style-name="P38" draw:layer="layout" svg:x1="2.808cm" svg:y1="6.277cm" svg:x2="2.747cm" svg:y2="6.115cm">
                <text:p/>
              </draw:line>
              <draw:line draw:style-name="gr298" draw:text-style-name="P38" draw:layer="layout" svg:x1="2.808cm" svg:y1="6.277cm" svg:x2="2.869cm" svg:y2="6.05cm">
                <text:p/>
              </draw:line>
            </draw:g>
          </draw:g>
          <draw:connector draw:style-name="gr85" draw:text-style-name="P39" draw:layer="layout" svg:x1="3.659cm" svg:y1="6.131cm" svg:x2="5.44cm" svg:y2="6.121cm" draw:start-shape="id6" draw:start-glue-point="1" draw:end-shape="id7" svg:d="M3659 6131h891v-10h890" svg:viewBox="0 0 1782 11">
            <text:p/>
          </draw:connector>
          <draw:g xml:id="id9" draw:id="id9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99" draw:text-style-name="P23" draw:layer="layout" svg:width="0.349cm" svg:height="0.203cm" svg:x="11.128cm" svg:y="7.196cm" svg:viewBox="0 0 350 204" svg:d="M0 204c88 0 350-67 350-119 0-51-8-85-96-85 0 51-256 51-254 204z">
                <text:p/>
              </draw:path>
              <draw:g>
                <draw:polygon draw:style-name="gr300" draw:text-style-name="P24" draw:layer="layout" svg:width="0.159cm" svg:height="0.17cm" svg:x="10.999cm" svg:y="7.23cm" svg:viewBox="0 0 160 171" draw:points="0,102 32,0 160,68 127,171">
                  <text:p/>
                </draw:polygon>
                <draw:polygon draw:style-name="gr301" draw:text-style-name="P25" draw:layer="layout" svg:width="0.35cm" svg:height="0.186cm" svg:x="11.031cm" svg:y="7.111cm" svg:viewBox="0 0 351 187" draw:points="0,119 64,68 160,17 223,0 351,68 287,85 191,137 127,187">
                  <text:p/>
                </draw:polygon>
                <draw:path draw:style-name="gr302" draw:text-style-name="P26" draw:layer="layout" svg:width="0.286cm" svg:height="0.22cm" svg:x="11.127cm" svg:y="7.178cm" svg:viewBox="0 0 287 221" svg:d="M287 68c0-102-64-68-127-34-64 34-128 34-160 187 0 0 127-68 287-153z">
                  <text:p/>
                </draw:path>
                <draw:path draw:style-name="gr303" draw:text-style-name="P27" draw:layer="layout" svg:width="0.414cm" svg:height="0.289cm" svg:x="10.999cm" svg:y="7.111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304" draw:text-style-name="P23" draw:layer="layout" svg:width="0.573cm" svg:height="0.408cm" svg:x="10.84cm" svg:y="6.378cm" svg:viewBox="0 0 574 409" svg:d="M2 409c88 0 572-17 572-170 0-154-167-239-254-239 0 51-350 34-318 409z">
                <text:p/>
              </draw:path>
              <draw:g>
                <draw:polygon draw:style-name="gr305" draw:text-style-name="P24" draw:layer="layout" svg:width="0.318cm" svg:height="0.238cm" svg:x="10.52cm" svg:y="6.548cm" svg:viewBox="0 0 319 239" draw:points="0,68 0,0 319,171 319,239">
                  <text:p/>
                </draw:polygon>
                <draw:polygon draw:style-name="gr306" draw:text-style-name="P24" draw:layer="layout" svg:width="0.318cm" svg:height="0.289cm" svg:x="10.776cm" svg:y="6.292cm" svg:viewBox="0 0 319 290" draw:points="0,119 0,0 319,171 319,290">
                  <text:p/>
                </draw:polygon>
                <draw:polygon draw:style-name="gr307" draw:text-style-name="P25" draw:layer="layout" svg:width="0.573cm" svg:height="0.306cm" svg:x="10.52cm" svg:y="6.411cm" svg:viewBox="0 0 574 307" draw:points="0,137 256,0 574,171 319,307">
                  <text:p/>
                </draw:polygon>
                <draw:polygon draw:style-name="gr308" draw:text-style-name="P26" draw:layer="layout" svg:width="0.318cm" svg:height="0.289cm" svg:x="10.84cm" svg:y="6.497cm" svg:viewBox="0 0 319 290" draw:points="0,290 0,222 256,85 256,0 319,34 319,119">
                  <text:p/>
                </draw:polygon>
                <draw:polygon draw:style-name="gr309" draw:text-style-name="P24" draw:layer="layout" svg:width="1.019cm" svg:height="1.294cm" svg:x="10.169cm" svg:y="5.253cm" svg:viewBox="0 0 1020 1295" draw:points="0,750 0,0 1020,545 1020,1295">
                  <text:p/>
                </draw:polygon>
                <draw:polygon draw:style-name="gr310" draw:text-style-name="P28" draw:layer="layout" svg:width="0.956cm" svg:height="1.192cm" svg:x="10.202cm" svg:y="5.303cm" svg:viewBox="0 0 957 1193" draw:points="0,682 0,0 957,512 957,1193">
                  <text:p/>
                </draw:polygon>
                <draw:polygon draw:style-name="gr311" draw:text-style-name="P25" draw:layer="layout" svg:width="1.084cm" svg:height="0.578cm" svg:x="10.169cm" svg:y="5.218cm" svg:viewBox="0 0 1085 579" draw:points="1020,579 0,34 64,0 1085,545">
                  <text:p/>
                </draw:polygon>
                <draw:polygon draw:style-name="gr312" draw:text-style-name="P26" draw:layer="layout" svg:width="0.063cm" svg:height="0.783cm" svg:x="11.19cm" svg:y="5.764cm" svg:viewBox="0 0 64 784" draw:points="0,784 0,34 64,0 64,750">
                  <text:p/>
                </draw:polygon>
                <draw:polygon draw:style-name="gr313" draw:text-style-name="P27" draw:layer="layout" svg:width="1.084cm" svg:height="1.568cm" svg:x="10.169cm" svg:y="5.218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314" draw:text-style-name="P23" draw:layer="layout" svg:width="0.415cm" svg:height="0.203cm" svg:x="10.711cm" svg:y="7.008cm" svg:viewBox="0 0 416 204" svg:d="M2 204c88 0 414-85 414-136s-8-68-96-68c0 51-351 34-318 204z">
                <text:p/>
              </draw:path>
              <draw:g>
                <draw:polygon draw:style-name="gr315" draw:text-style-name="P25" draw:layer="layout" svg:width="1.371cm" svg:height="0.732cm" svg:x="9.691cm" svg:y="6.429cm" svg:viewBox="0 0 1372 733" draw:points="1020,733 0,187 351,0 1372,545">
                  <text:p/>
                </draw:polygon>
                <draw:polygon draw:style-name="gr316" draw:text-style-name="P29" draw:layer="layout" svg:width="0.924cm" svg:height="0.493cm" svg:x="9.787cm" svg:y="6.48cm" svg:viewBox="0 0 925 494" draw:points="0,137 256,0 925,358 670,494">
                  <text:p/>
                </draw:polygon>
                <draw:polygon draw:style-name="gr317" draw:text-style-name="P29" draw:layer="layout" svg:width="0.446cm" svg:height="0.238cm" svg:x="10.52cm" svg:y="6.872cm" svg:viewBox="0 0 447 239" draw:points="0,137 256,0 447,102 191,239">
                  <text:p/>
                </draw:polygon>
                <draw:polygon draw:style-name="gr318" draw:text-style-name="P26" draw:layer="layout" svg:width="0.35cm" svg:height="0.255cm" svg:x="10.711cm" svg:y="6.974cm" svg:viewBox="0 0 351 256" draw:points="0,256 0,187 351,0 351,68">
                  <text:p/>
                </draw:polygon>
                <draw:line draw:style-name="gr319" draw:text-style-name="P30" draw:layer="layout" svg:x1="9.851cm" svg:y1="6.582cm" svg:x2="10.521cm" svg:y2="6.94cm">
                  <text:p/>
                </draw:line>
                <draw:line draw:style-name="gr320" draw:text-style-name="P30" draw:layer="layout" svg:x1="9.914cm" svg:y1="6.548cm" svg:x2="10.584cm" svg:y2="6.906cm">
                  <text:p/>
                </draw:line>
                <draw:line draw:style-name="gr321" draw:text-style-name="P30" draw:layer="layout" svg:x1="9.978cm" svg:y1="6.514cm" svg:x2="10.648cm" svg:y2="6.872cm">
                  <text:p/>
                </draw:line>
                <draw:line draw:style-name="gr322" draw:text-style-name="P30" draw:layer="layout" svg:x1="10.584cm" svg:y1="6.838cm" svg:x2="10.648cm" svg:y2="6.804cm">
                  <text:p/>
                </draw:line>
                <draw:line draw:style-name="gr323" draw:text-style-name="P30" draw:layer="layout" svg:x1="10.52cm" svg:y1="6.804cm" svg:x2="10.584cm" svg:y2="6.77cm">
                  <text:p/>
                </draw:line>
                <draw:line draw:style-name="gr324" draw:text-style-name="P30" draw:layer="layout" svg:x1="10.457cm" svg:y1="6.769cm" svg:x2="10.521cm" svg:y2="6.735cm">
                  <text:p/>
                </draw:line>
                <draw:line draw:style-name="gr325" draw:text-style-name="P30" draw:layer="layout" svg:x1="10.488cm" svg:y1="6.855cm" svg:x2="10.552cm" svg:y2="6.821cm">
                  <text:p/>
                </draw:line>
                <draw:line draw:style-name="gr326" draw:text-style-name="P30" draw:layer="layout" svg:x1="10.425cm" svg:y1="6.821cm" svg:x2="10.489cm" svg:y2="6.787cm">
                  <text:p/>
                </draw:line>
                <draw:line draw:style-name="gr327" draw:text-style-name="P30" draw:layer="layout" svg:x1="10.361cm" svg:y1="6.786cm" svg:x2="10.425cm" svg:y2="6.752cm">
                  <text:p/>
                </draw:line>
                <draw:line draw:style-name="gr328" draw:text-style-name="P30" draw:layer="layout" svg:x1="10.393cm" svg:y1="6.735cm" svg:x2="10.457cm" svg:y2="6.701cm">
                  <text:p/>
                </draw:line>
                <draw:line draw:style-name="gr329" draw:text-style-name="P30" draw:layer="layout" svg:x1="10.297cm" svg:y1="6.752cm" svg:x2="10.361cm" svg:y2="6.718cm">
                  <text:p/>
                </draw:line>
                <draw:line draw:style-name="gr330" draw:text-style-name="P30" draw:layer="layout" svg:x1="10.329cm" svg:y1="6.701cm" svg:x2="10.393cm" svg:y2="6.667cm">
                  <text:p/>
                </draw:line>
                <draw:line draw:style-name="gr331" draw:text-style-name="P30" draw:layer="layout" svg:x1="10.265cm" svg:y1="6.667cm" svg:x2="10.329cm" svg:y2="6.633cm">
                  <text:p/>
                </draw:line>
                <draw:line draw:style-name="gr332" draw:text-style-name="P30" draw:layer="layout" svg:x1="10.202cm" svg:y1="6.633cm" svg:x2="10.266cm" svg:y2="6.599cm">
                  <text:p/>
                </draw:line>
                <draw:line draw:style-name="gr333" draw:text-style-name="P30" draw:layer="layout" svg:x1="10.234cm" svg:y1="6.719cm" svg:x2="10.298cm" svg:y2="6.685cm">
                  <text:p/>
                </draw:line>
                <draw:line draw:style-name="gr334" draw:text-style-name="P30" draw:layer="layout" svg:x1="10.169cm" svg:y1="6.684cm" svg:x2="10.233cm" svg:y2="6.65cm">
                  <text:p/>
                </draw:line>
                <draw:line draw:style-name="gr335" draw:text-style-name="P30" draw:layer="layout" svg:x1="10.106cm" svg:y1="6.65cm" svg:x2="10.17cm" svg:y2="6.616cm">
                  <text:p/>
                </draw:line>
                <draw:line draw:style-name="gr336" draw:text-style-name="P30" draw:layer="layout" svg:x1="10.138cm" svg:y1="6.599cm" svg:x2="10.202cm" svg:y2="6.565cm">
                  <text:p/>
                </draw:line>
                <draw:line draw:style-name="gr337" draw:text-style-name="P30" draw:layer="layout" svg:x1="10.042cm" svg:y1="6.616cm" svg:x2="10.106cm" svg:y2="6.582cm">
                  <text:p/>
                </draw:line>
                <draw:line draw:style-name="gr338" draw:text-style-name="P30" draw:layer="layout" svg:x1="10.074cm" svg:y1="6.565cm" svg:x2="10.138cm" svg:y2="6.531cm">
                  <text:p/>
                </draw:line>
                <draw:line draw:style-name="gr339" draw:text-style-name="P30" draw:layer="layout" svg:x1="10.01cm" svg:y1="6.531cm" svg:x2="10.074cm" svg:y2="6.497cm">
                  <text:p/>
                </draw:line>
                <draw:line draw:style-name="gr340" draw:text-style-name="P30" draw:layer="layout" svg:x1="9.978cm" svg:y1="6.582cm" svg:x2="10.042cm" svg:y2="6.548cm">
                  <text:p/>
                </draw:line>
                <draw:line draw:style-name="gr341" draw:text-style-name="P30" draw:layer="layout" svg:x1="10.393cm" svg:y1="6.871cm" svg:x2="10.457cm" svg:y2="6.837cm">
                  <text:p/>
                </draw:line>
                <draw:line draw:style-name="gr342" draw:text-style-name="P30" draw:layer="layout" svg:x1="10.329cm" svg:y1="6.838cm" svg:x2="10.393cm" svg:y2="6.804cm">
                  <text:p/>
                </draw:line>
                <draw:line draw:style-name="gr343" draw:text-style-name="P30" draw:layer="layout" svg:x1="10.265cm" svg:y1="6.804cm" svg:x2="10.329cm" svg:y2="6.77cm">
                  <text:p/>
                </draw:line>
                <draw:line draw:style-name="gr344" draw:text-style-name="P30" draw:layer="layout" svg:x1="10.234cm" svg:y1="6.855cm" svg:x2="10.298cm" svg:y2="6.821cm">
                  <text:p/>
                </draw:line>
                <draw:line draw:style-name="gr345" draw:text-style-name="P30" draw:layer="layout" svg:x1="10.169cm" svg:y1="6.821cm" svg:x2="10.233cm" svg:y2="6.787cm">
                  <text:p/>
                </draw:line>
                <draw:line draw:style-name="gr346" draw:text-style-name="P30" draw:layer="layout" svg:x1="10.202cm" svg:y1="6.769cm" svg:x2="10.266cm" svg:y2="6.735cm">
                  <text:p/>
                </draw:line>
                <draw:line draw:style-name="gr347" draw:text-style-name="P30" draw:layer="layout" svg:x1="10.138cm" svg:y1="6.735cm" svg:x2="10.202cm" svg:y2="6.701cm">
                  <text:p/>
                </draw:line>
                <draw:line draw:style-name="gr348" draw:text-style-name="P30" draw:layer="layout" svg:x1="10.074cm" svg:y1="6.701cm" svg:x2="10.138cm" svg:y2="6.667cm">
                  <text:p/>
                </draw:line>
                <draw:line draw:style-name="gr349" draw:text-style-name="P30" draw:layer="layout" svg:x1="10.01cm" svg:y1="6.667cm" svg:x2="10.074cm" svg:y2="6.633cm">
                  <text:p/>
                </draw:line>
                <draw:line draw:style-name="gr350" draw:text-style-name="P30" draw:layer="layout" svg:x1="9.914cm" svg:y1="6.684cm" svg:x2="9.978cm" svg:y2="6.65cm">
                  <text:p/>
                </draw:line>
                <draw:line draw:style-name="gr351" draw:text-style-name="P30" draw:layer="layout" svg:x1="9.947cm" svg:y1="6.633cm" svg:x2="10.011cm" svg:y2="6.599cm">
                  <text:p/>
                </draw:line>
                <draw:line draw:style-name="gr352" draw:text-style-name="P30" draw:layer="layout" svg:x1="9.851cm" svg:y1="6.65cm" svg:x2="9.915cm" svg:y2="6.616cm">
                  <text:p/>
                </draw:line>
                <draw:line draw:style-name="gr353" draw:text-style-name="P30" draw:layer="layout" svg:x1="10.361cm" svg:y1="6.923cm" svg:x2="10.425cm" svg:y2="6.889cm">
                  <text:p/>
                </draw:line>
                <draw:line draw:style-name="gr354" draw:text-style-name="P30" draw:layer="layout" svg:x1="10.297cm" svg:y1="6.889cm" svg:x2="10.361cm" svg:y2="6.855cm">
                  <text:p/>
                </draw:line>
                <draw:line draw:style-name="gr355" draw:text-style-name="P30" draw:layer="layout" svg:x1="10.584cm" svg:y1="7.043cm" svg:x2="10.84cm" svg:y2="6.906cm">
                  <text:p/>
                </draw:line>
                <draw:line draw:style-name="gr356" draw:text-style-name="P30" draw:layer="layout" svg:x1="10.648cm" svg:y1="7.077cm" svg:x2="10.904cm" svg:y2="6.94cm">
                  <text:p/>
                </draw:line>
                <draw:line draw:style-name="gr357" draw:text-style-name="P30" draw:layer="layout" svg:x1="10.711cm" svg:y1="6.906cm" svg:x2="10.902cm" svg:y2="7.008cm">
                  <text:p/>
                </draw:line>
                <draw:line draw:style-name="gr358" draw:text-style-name="P30" draw:layer="layout" svg:x1="10.648cm" svg:y1="6.94cm" svg:x2="10.839cm" svg:y2="7.042cm">
                  <text:p/>
                </draw:line>
                <draw:line draw:style-name="gr359" draw:text-style-name="P30" draw:layer="layout" svg:x1="10.584cm" svg:y1="6.974cm" svg:x2="10.711cm" svg:y2="7.042cm">
                  <text:p/>
                </draw:line>
                <draw:polygon draw:style-name="gr360" draw:text-style-name="P24" draw:layer="layout" svg:width="1.019cm" svg:height="0.613cm" svg:x="9.691cm" svg:y="6.616cm" svg:viewBox="0 0 1020 614" draw:points="0,68 0,0 1020,545 1020,614">
                  <text:p/>
                </draw:polygon>
                <draw:polygon draw:style-name="gr361" draw:text-style-name="P27" draw:layer="layout" svg:width="1.371cm" svg:height="0.8cm" svg:x="9.691cm" svg:y="6.429cm" svg:viewBox="0 0 1372 801" draw:points="351,0 1372,545 1372,614 1020,801 0,256 0,187">
                  <text:p/>
                </draw:polygon>
              </draw:g>
            </draw:g>
          </draw:g>
          <draw:g xml:id="id10" draw:id="id10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62" draw:text-style-name="P23" draw:layer="layout" svg:width="0.349cm" svg:height="0.203cm" svg:x="11.109cm" svg:y="9.795cm" svg:viewBox="0 0 350 204" svg:d="M0 204c88 0 350-67 350-119 0-51-8-85-96-85 0 51-256 51-254 204z">
                <text:p/>
              </draw:path>
              <draw:g>
                <draw:polygon draw:style-name="gr363" draw:text-style-name="P24" draw:layer="layout" svg:width="0.159cm" svg:height="0.17cm" svg:x="10.981cm" svg:y="9.829cm" svg:viewBox="0 0 160 171" draw:points="0,102 32,0 160,68 127,171">
                  <text:p/>
                </draw:polygon>
                <draw:polygon draw:style-name="gr364" draw:text-style-name="P25" draw:layer="layout" svg:width="0.35cm" svg:height="0.186cm" svg:x="11.012cm" svg:y="9.71cm" svg:viewBox="0 0 351 187" draw:points="0,119 64,68 160,17 223,0 351,68 287,85 191,137 127,187">
                  <text:p/>
                </draw:polygon>
                <draw:path draw:style-name="gr365" draw:text-style-name="P26" draw:layer="layout" svg:width="0.286cm" svg:height="0.22cm" svg:x="11.108cm" svg:y="9.778cm" svg:viewBox="0 0 287 221" svg:d="M287 68c0-102-64-68-127-34-64 34-128 34-160 187 0 0 127-68 287-153z">
                  <text:p/>
                </draw:path>
                <draw:path draw:style-name="gr366" draw:text-style-name="P27" draw:layer="layout" svg:width="0.414cm" svg:height="0.289cm" svg:x="10.981cm" svg:y="9.71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367" draw:text-style-name="P23" draw:layer="layout" svg:width="0.573cm" svg:height="0.408cm" svg:x="10.821cm" svg:y="8.977cm" svg:viewBox="0 0 574 409" svg:d="M2 409c88 0 572-17 572-170 0-154-167-239-254-239 0 51-350 34-318 409z">
                <text:p/>
              </draw:path>
              <draw:g>
                <draw:polygon draw:style-name="gr368" draw:text-style-name="P24" draw:layer="layout" svg:width="0.318cm" svg:height="0.238cm" svg:x="10.502cm" svg:y="9.147cm" svg:viewBox="0 0 319 239" draw:points="0,68 0,0 319,171 319,239">
                  <text:p/>
                </draw:polygon>
                <draw:polygon draw:style-name="gr369" draw:text-style-name="P24" draw:layer="layout" svg:width="0.318cm" svg:height="0.289cm" svg:x="10.757cm" svg:y="8.891cm" svg:viewBox="0 0 319 290" draw:points="0,119 0,0 319,171 319,290">
                  <text:p/>
                </draw:polygon>
                <draw:polygon draw:style-name="gr370" draw:text-style-name="P25" draw:layer="layout" svg:width="0.573cm" svg:height="0.306cm" svg:x="10.502cm" svg:y="9.011cm" svg:viewBox="0 0 574 307" draw:points="0,137 256,0 574,171 319,307">
                  <text:p/>
                </draw:polygon>
                <draw:polygon draw:style-name="gr371" draw:text-style-name="P26" draw:layer="layout" svg:width="0.318cm" svg:height="0.289cm" svg:x="10.821cm" svg:y="9.096cm" svg:viewBox="0 0 319 290" draw:points="0,290 0,222 256,85 256,0 319,34 319,119">
                  <text:p/>
                </draw:polygon>
                <draw:polygon draw:style-name="gr372" draw:text-style-name="P24" draw:layer="layout" svg:width="1.019cm" svg:height="1.294cm" svg:x="10.151cm" svg:y="7.852cm" svg:viewBox="0 0 1020 1295" draw:points="0,750 0,0 1020,545 1020,1295">
                  <text:p/>
                </draw:polygon>
                <draw:polygon draw:style-name="gr373" draw:text-style-name="P28" draw:layer="layout" svg:width="0.956cm" svg:height="1.192cm" svg:x="10.183cm" svg:y="7.903cm" svg:viewBox="0 0 957 1193" draw:points="0,682 0,0 957,512 957,1193">
                  <text:p/>
                </draw:polygon>
                <draw:polygon draw:style-name="gr374" draw:text-style-name="P25" draw:layer="layout" svg:width="1.084cm" svg:height="0.578cm" svg:x="10.151cm" svg:y="7.818cm" svg:viewBox="0 0 1085 579" draw:points="1020,579 0,34 64,0 1085,545">
                  <text:p/>
                </draw:polygon>
                <draw:polygon draw:style-name="gr375" draw:text-style-name="P26" draw:layer="layout" svg:width="0.063cm" svg:height="0.783cm" svg:x="11.172cm" svg:y="8.363cm" svg:viewBox="0 0 64 784" draw:points="0,784 0,34 64,0 64,750">
                  <text:p/>
                </draw:polygon>
                <draw:polygon draw:style-name="gr376" draw:text-style-name="P27" draw:layer="layout" svg:width="1.084cm" svg:height="1.568cm" svg:x="10.151cm" svg:y="7.818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377" draw:text-style-name="P23" draw:layer="layout" svg:width="0.415cm" svg:height="0.203cm" svg:x="10.692cm" svg:y="9.607cm" svg:viewBox="0 0 416 204" svg:d="M2 204c88 0 414-85 414-136s-8-68-96-68c0 51-351 34-318 204z">
                <text:p/>
              </draw:path>
              <draw:g>
                <draw:polygon draw:style-name="gr378" draw:text-style-name="P25" draw:layer="layout" svg:width="1.371cm" svg:height="0.732cm" svg:x="9.672cm" svg:y="9.028cm" svg:viewBox="0 0 1372 733" draw:points="1020,733 0,187 351,0 1372,545">
                  <text:p/>
                </draw:polygon>
                <draw:polygon draw:style-name="gr379" draw:text-style-name="P29" draw:layer="layout" svg:width="0.924cm" svg:height="0.493cm" svg:x="9.768cm" svg:y="9.079cm" svg:viewBox="0 0 925 494" draw:points="0,137 256,0 925,358 670,494">
                  <text:p/>
                </draw:polygon>
                <draw:polygon draw:style-name="gr380" draw:text-style-name="P29" draw:layer="layout" svg:width="0.446cm" svg:height="0.238cm" svg:x="10.502cm" svg:y="9.471cm" svg:viewBox="0 0 447 239" draw:points="0,137 256,0 447,102 191,239">
                  <text:p/>
                </draw:polygon>
                <draw:polygon draw:style-name="gr381" draw:text-style-name="P26" draw:layer="layout" svg:width="0.35cm" svg:height="0.255cm" svg:x="10.693cm" svg:y="9.573cm" svg:viewBox="0 0 351 256" draw:points="0,256 0,187 351,0 351,68">
                  <text:p/>
                </draw:polygon>
                <draw:line draw:style-name="gr382" draw:text-style-name="P30" draw:layer="layout" svg:x1="9.832cm" svg:y1="9.181cm" svg:x2="10.502cm" svg:y2="9.539cm">
                  <text:p/>
                </draw:line>
                <draw:line draw:style-name="gr383" draw:text-style-name="P30" draw:layer="layout" svg:x1="9.896cm" svg:y1="9.147cm" svg:x2="10.566cm" svg:y2="9.505cm">
                  <text:p/>
                </draw:line>
                <draw:line draw:style-name="gr384" draw:text-style-name="P30" draw:layer="layout" svg:x1="9.96cm" svg:y1="9.113cm" svg:x2="10.63cm" svg:y2="9.471cm">
                  <text:p/>
                </draw:line>
                <draw:line draw:style-name="gr385" draw:text-style-name="P30" draw:layer="layout" svg:x1="10.565cm" svg:y1="9.437cm" svg:x2="10.629cm" svg:y2="9.403cm">
                  <text:p/>
                </draw:line>
                <draw:line draw:style-name="gr386" draw:text-style-name="P30" draw:layer="layout" svg:x1="10.502cm" svg:y1="9.403cm" svg:x2="10.566cm" svg:y2="9.369cm">
                  <text:p/>
                </draw:line>
                <draw:line draw:style-name="gr387" draw:text-style-name="P30" draw:layer="layout" svg:x1="10.438cm" svg:y1="9.369cm" svg:x2="10.502cm" svg:y2="9.335cm">
                  <text:p/>
                </draw:line>
                <draw:line draw:style-name="gr388" draw:text-style-name="P30" draw:layer="layout" svg:x1="10.469cm" svg:y1="9.454cm" svg:x2="10.533cm" svg:y2="9.42cm">
                  <text:p/>
                </draw:line>
                <draw:line draw:style-name="gr389" draw:text-style-name="P30" draw:layer="layout" svg:x1="10.406cm" svg:y1="9.42cm" svg:x2="10.47cm" svg:y2="9.386cm">
                  <text:p/>
                </draw:line>
                <draw:line draw:style-name="gr390" draw:text-style-name="P30" draw:layer="layout" svg:x1="10.343cm" svg:y1="9.386cm" svg:x2="10.407cm" svg:y2="9.352cm">
                  <text:p/>
                </draw:line>
                <draw:line draw:style-name="gr391" draw:text-style-name="P30" draw:layer="layout" svg:x1="10.374cm" svg:y1="9.335cm" svg:x2="10.438cm" svg:y2="9.301cm">
                  <text:p/>
                </draw:line>
                <draw:line draw:style-name="gr392" draw:text-style-name="P30" draw:layer="layout" svg:x1="10.279cm" svg:y1="9.351cm" svg:x2="10.343cm" svg:y2="9.317cm">
                  <text:p/>
                </draw:line>
                <draw:line draw:style-name="gr393" draw:text-style-name="P30" draw:layer="layout" svg:x1="10.31cm" svg:y1="9.301cm" svg:x2="10.374cm" svg:y2="9.267cm">
                  <text:p/>
                </draw:line>
                <draw:line draw:style-name="gr394" draw:text-style-name="P30" draw:layer="layout" svg:x1="10.247cm" svg:y1="9.266cm" svg:x2="10.311cm" svg:y2="9.232cm">
                  <text:p/>
                </draw:line>
                <draw:line draw:style-name="gr395" draw:text-style-name="P30" draw:layer="layout" svg:x1="10.183cm" svg:y1="9.233cm" svg:x2="10.247cm" svg:y2="9.199cm">
                  <text:p/>
                </draw:line>
                <draw:line draw:style-name="gr396" draw:text-style-name="P30" draw:layer="layout" svg:x1="10.215cm" svg:y1="9.318cm" svg:x2="10.279cm" svg:y2="9.284cm">
                  <text:p/>
                </draw:line>
                <draw:line draw:style-name="gr397" draw:text-style-name="P30" draw:layer="layout" svg:x1="10.151cm" svg:y1="9.284cm" svg:x2="10.215cm" svg:y2="9.25cm">
                  <text:p/>
                </draw:line>
                <draw:line draw:style-name="gr398" draw:text-style-name="P30" draw:layer="layout" svg:x1="10.087cm" svg:y1="9.249cm" svg:x2="10.151cm" svg:y2="9.215cm">
                  <text:p/>
                </draw:line>
                <draw:line draw:style-name="gr399" draw:text-style-name="P30" draw:layer="layout" svg:x1="10.119cm" svg:y1="9.199cm" svg:x2="10.183cm" svg:y2="9.165cm">
                  <text:p/>
                </draw:line>
                <draw:line draw:style-name="gr400" draw:text-style-name="P30" draw:layer="layout" svg:x1="10.023cm" svg:y1="9.215cm" svg:x2="10.087cm" svg:y2="9.181cm">
                  <text:p/>
                </draw:line>
                <draw:line draw:style-name="gr401" draw:text-style-name="P30" draw:layer="layout" svg:x1="10.055cm" svg:y1="9.164cm" svg:x2="10.119cm" svg:y2="9.13cm">
                  <text:p/>
                </draw:line>
                <draw:line draw:style-name="gr402" draw:text-style-name="P30" draw:layer="layout" svg:x1="9.992cm" svg:y1="9.13cm" svg:x2="10.056cm" svg:y2="9.096cm">
                  <text:p/>
                </draw:line>
                <draw:line draw:style-name="gr403" draw:text-style-name="P30" draw:layer="layout" svg:x1="9.96cm" svg:y1="9.181cm" svg:x2="10.024cm" svg:y2="9.147cm">
                  <text:p/>
                </draw:line>
                <draw:line draw:style-name="gr404" draw:text-style-name="P30" draw:layer="layout" svg:x1="10.374cm" svg:y1="9.471cm" svg:x2="10.438cm" svg:y2="9.437cm">
                  <text:p/>
                </draw:line>
                <draw:line draw:style-name="gr405" draw:text-style-name="P30" draw:layer="layout" svg:x1="10.31cm" svg:y1="9.437cm" svg:x2="10.374cm" svg:y2="9.403cm">
                  <text:p/>
                </draw:line>
                <draw:line draw:style-name="gr406" draw:text-style-name="P30" draw:layer="layout" svg:x1="10.247cm" svg:y1="9.403cm" svg:x2="10.311cm" svg:y2="9.369cm">
                  <text:p/>
                </draw:line>
                <draw:line draw:style-name="gr407" draw:text-style-name="P30" draw:layer="layout" svg:x1="10.215cm" svg:y1="9.454cm" svg:x2="10.279cm" svg:y2="9.42cm">
                  <text:p/>
                </draw:line>
                <draw:line draw:style-name="gr408" draw:text-style-name="P30" draw:layer="layout" svg:x1="10.151cm" svg:y1="9.42cm" svg:x2="10.215cm" svg:y2="9.386cm">
                  <text:p/>
                </draw:line>
                <draw:line draw:style-name="gr409" draw:text-style-name="P30" draw:layer="layout" svg:x1="10.183cm" svg:y1="9.369cm" svg:x2="10.247cm" svg:y2="9.335cm">
                  <text:p/>
                </draw:line>
                <draw:line draw:style-name="gr410" draw:text-style-name="P30" draw:layer="layout" svg:x1="10.119cm" svg:y1="9.335cm" svg:x2="10.183cm" svg:y2="9.301cm">
                  <text:p/>
                </draw:line>
                <draw:line draw:style-name="gr411" draw:text-style-name="P30" draw:layer="layout" svg:x1="10.055cm" svg:y1="9.301cm" svg:x2="10.119cm" svg:y2="9.267cm">
                  <text:p/>
                </draw:line>
                <draw:line draw:style-name="gr412" draw:text-style-name="P30" draw:layer="layout" svg:x1="9.992cm" svg:y1="9.266cm" svg:x2="10.056cm" svg:y2="9.232cm">
                  <text:p/>
                </draw:line>
                <draw:line draw:style-name="gr413" draw:text-style-name="P30" draw:layer="layout" svg:x1="9.896cm" svg:y1="9.284cm" svg:x2="9.96cm" svg:y2="9.25cm">
                  <text:p/>
                </draw:line>
                <draw:line draw:style-name="gr414" draw:text-style-name="P30" draw:layer="layout" svg:x1="9.928cm" svg:y1="9.233cm" svg:x2="9.992cm" svg:y2="9.199cm">
                  <text:p/>
                </draw:line>
                <draw:line draw:style-name="gr415" draw:text-style-name="P30" draw:layer="layout" svg:x1="9.832cm" svg:y1="9.249cm" svg:x2="9.896cm" svg:y2="9.215cm">
                  <text:p/>
                </draw:line>
                <draw:line draw:style-name="gr416" draw:text-style-name="P30" draw:layer="layout" svg:x1="10.343cm" svg:y1="9.522cm" svg:x2="10.407cm" svg:y2="9.488cm">
                  <text:p/>
                </draw:line>
                <draw:line draw:style-name="gr417" draw:text-style-name="P30" draw:layer="layout" svg:x1="10.279cm" svg:y1="9.488cm" svg:x2="10.343cm" svg:y2="9.454cm">
                  <text:p/>
                </draw:line>
                <draw:line draw:style-name="gr418" draw:text-style-name="P30" draw:layer="layout" svg:x1="10.565cm" svg:y1="9.642cm" svg:x2="10.821cm" svg:y2="9.505cm">
                  <text:p/>
                </draw:line>
                <draw:line draw:style-name="gr419" draw:text-style-name="P30" draw:layer="layout" svg:x1="10.629cm" svg:y1="9.676cm" svg:x2="10.885cm" svg:y2="9.539cm">
                  <text:p/>
                </draw:line>
                <draw:line draw:style-name="gr420" draw:text-style-name="P30" draw:layer="layout" svg:x1="10.693cm" svg:y1="9.505cm" svg:x2="10.884cm" svg:y2="9.607cm">
                  <text:p/>
                </draw:line>
                <draw:line draw:style-name="gr421" draw:text-style-name="P30" draw:layer="layout" svg:x1="10.629cm" svg:y1="9.539cm" svg:x2="10.82cm" svg:y2="9.641cm">
                  <text:p/>
                </draw:line>
                <draw:line draw:style-name="gr422" draw:text-style-name="P30" draw:layer="layout" svg:x1="10.565cm" svg:y1="9.573cm" svg:x2="10.692cm" svg:y2="9.641cm">
                  <text:p/>
                </draw:line>
                <draw:polygon draw:style-name="gr423" draw:text-style-name="P24" draw:layer="layout" svg:width="1.019cm" svg:height="0.613cm" svg:x="9.672cm" svg:y="9.215cm" svg:viewBox="0 0 1020 614" draw:points="0,68 0,0 1020,545 1020,614">
                  <text:p/>
                </draw:polygon>
                <draw:polygon draw:style-name="gr424" draw:text-style-name="P27" draw:layer="layout" svg:width="1.371cm" svg:height="0.8cm" svg:x="9.672cm" svg:y="9.028cm" svg:viewBox="0 0 1372 801" draw:points="351,0 1372,545 1372,614 1020,801 0,256 0,187">
                  <text:p/>
                </draw:polygon>
              </draw:g>
            </draw:g>
          </draw:g>
          <draw:connector draw:style-name="gr85" draw:text-style-name="P39" draw:layer="layout" svg:x1="6.376cm" svg:y1="5.714cm" svg:x2="9.465cm" svg:y2="3.285cm" draw:start-shape="id7" draw:start-glue-point="4" draw:end-shape="id8" svg:d="M6376 5714h1644v-2429h1445" svg:viewBox="0 0 3090 2430">
            <text:p/>
          </draw:connector>
          <draw:connector draw:style-name="gr85" draw:text-style-name="P39" draw:layer="layout" svg:x1="6.376cm" svg:y1="6.324cm" svg:x2="9.691cm" svg:y2="6.309cm" draw:start-shape="id7" draw:start-glue-point="5" draw:end-shape="id9" svg:d="M6376 6324h1756v-15h1559" svg:viewBox="0 0 3316 16">
            <text:p/>
          </draw:connector>
          <draw:connector draw:style-name="gr85" draw:text-style-name="P39" draw:layer="layout" svg:x1="6.376cm" svg:y1="6.936cm" svg:x2="9.672cm" svg:y2="8.909cm" draw:start-shape="id7" draw:start-glue-point="6" draw:end-shape="id10" svg:d="M6376 6936h1747v1973h1549" svg:viewBox="0 0 3297 1974">
            <text:p/>
          </draw:connector>
          <draw:frame draw:style-name="gr425" draw:text-style-name="P40" draw:layer="layout" svg:width="5.097cm" svg:height="2.411cm" svg:x="11.703cm" svg:y="5.315cm">
            <draw:text-box>
              <text:p><text:span text:style-name="T2">&lt;&lt;virtual ubuntu&gt;&gt;</text:span></text:p>
              <text:p><text:span text:style-name="T3">Name: ubuntu</text:span></text:p>
              <text:p><text:span text:style-name="T3">IP: 192.168.0.100</text:span></text:p>
              <text:p><text:span text:style-name="T3">Mac: 08:00:27:78:21:2a</text:span></text:p>
            </draw:text-box>
          </draw:frame>
          <draw:frame draw:style-name="gr425" draw:text-style-name="P40" draw:layer="layout" svg:width="5.497cm" svg:height="2.411cm" svg:x="11.703cm" svg:y="7.873cm">
            <draw:text-box>
              <text:p><text:span text:style-name="T2">&lt;&lt;virtual ubuntu&gt;&gt;</text:span></text:p>
              <text:p><text:span text:style-name="T3">Name: ubuntu2</text:span></text:p>
              <text:p><text:span text:style-name="T3">IP: 192.168.0.101</text:span></text:p>
              <text:p><text:span text:style-name="T3">Mac: 08:00:27:78:21:2b</text:span></text:p>
            </draw:text-box>
          </draw:frame>
          <draw:frame draw:style-name="gr425" draw:text-style-name="P40" draw:layer="layout" svg:width="5.41cm" svg:height="2.411cm" svg:x="11.59cm" svg:y="2.345cm">
            <draw:text-box>
              <text:p><text:span text:style-name="T4">&lt;&lt;physical ubuntu&gt;&gt;</text:span></text:p>
              <text:p><text:span text:style-name="T3">Name: real</text:span></text:p>
              <text:p><text:span text:style-name="T3">IP: 192.168.0.227</text:span></text:p>
              <text:p><text:span text:style-name="T3">Mac: e0:9d:31:54:1d:60</text:span></text:p>
            </draw:text-box>
          </draw:frame>
          <draw:frame draw:style-name="gr426" draw:text-style-name="P19" draw:layer="layout" svg:width="7.618cm" svg:height="0.962cm" svg:x="1.8cm" svg:y="1.2cm">
            <draw:text-box>
              <text:p><text:span text:style-name="T1">ARP Poissoning Before</text:span></text:p>
            </draw:text-box>
          </draw:frame>
        </draw:g>
        <draw:g>
          <draw:frame draw:style-name="gr427" draw:text-style-name="P19" draw:layer="layout" svg:width="7.064cm" svg:height="0.962cm" svg:x="10.736cm" svg:y="11.438cm">
            <draw:text-box>
              <text:p><text:span text:style-name="T1">ARP Poissoning After</text:span></text:p>
            </draw:text-box>
          </draw:frame>
          <draw:g xml:id="id14" draw:id="id14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428" draw:text-style-name="P41" draw:layer="layout" svg:width="0.349cm" svg:height="0.203cm" svg:x="20.399cm" svg:y="13.887cm" svg:viewBox="0 0 350 204" svg:d="M0 204c88 0 350-67 350-119 0-51-8-85-96-85 0 51-256 51-254 204z">
                <text:p/>
              </draw:path>
              <draw:g>
                <draw:polygon draw:style-name="gr429" draw:text-style-name="P42" draw:layer="layout" svg:width="0.159cm" svg:height="0.17cm" svg:x="20.271cm" svg:y="13.921cm" svg:viewBox="0 0 160 171" draw:points="0,102 32,0 160,68 127,171">
                  <text:p/>
                </draw:polygon>
                <draw:polygon draw:style-name="gr430" draw:text-style-name="P43" draw:layer="layout" svg:width="0.35cm" svg:height="0.186cm" svg:x="20.302cm" svg:y="13.802cm" svg:viewBox="0 0 351 187" draw:points="0,119 64,68 160,17 223,0 351,68 287,85 191,137 127,187">
                  <text:p/>
                </draw:polygon>
                <draw:path draw:style-name="gr431" draw:text-style-name="P44" draw:layer="layout" svg:width="0.286cm" svg:height="0.22cm" svg:x="20.398cm" svg:y="13.87cm" svg:viewBox="0 0 287 221" svg:d="M287 68c0-102-64-68-127-34-64 34-128 34-160 187 0 0 127-68 287-153z">
                  <text:p/>
                </draw:path>
                <draw:path draw:style-name="gr432" draw:text-style-name="P30" draw:layer="layout" svg:width="0.414cm" svg:height="0.289cm" svg:x="20.271cm" svg:y="13.802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433" draw:text-style-name="P41" draw:layer="layout" svg:width="0.573cm" svg:height="0.408cm" svg:x="20.111cm" svg:y="13.069cm" svg:viewBox="0 0 574 409" svg:d="M2 409c88 0 572-17 572-170 0-154-167-239-254-239 0 51-350 34-318 409z">
                <text:p/>
              </draw:path>
              <draw:g>
                <draw:polygon draw:style-name="gr434" draw:text-style-name="P42" draw:layer="layout" svg:width="0.318cm" svg:height="0.238cm" svg:x="19.792cm" svg:y="13.24cm" svg:viewBox="0 0 319 239" draw:points="0,68 0,0 319,171 319,239">
                  <text:p/>
                </draw:polygon>
                <draw:polygon draw:style-name="gr435" draw:text-style-name="P42" draw:layer="layout" svg:width="0.318cm" svg:height="0.289cm" svg:x="20.047cm" svg:y="12.984cm" svg:viewBox="0 0 319 290" draw:points="0,119 0,0 319,171 319,290">
                  <text:p/>
                </draw:polygon>
                <draw:polygon draw:style-name="gr436" draw:text-style-name="P43" draw:layer="layout" svg:width="0.573cm" svg:height="0.306cm" svg:x="19.792cm" svg:y="13.103cm" svg:viewBox="0 0 574 307" draw:points="0,137 256,0 574,171 319,307">
                  <text:p/>
                </draw:polygon>
                <draw:polygon draw:style-name="gr437" draw:text-style-name="P44" draw:layer="layout" svg:width="0.318cm" svg:height="0.289cm" svg:x="20.111cm" svg:y="13.189cm" svg:viewBox="0 0 319 290" draw:points="0,290 0,222 256,85 256,0 319,34 319,119">
                  <text:p/>
                </draw:polygon>
                <draw:polygon draw:style-name="gr438" draw:text-style-name="P42" draw:layer="layout" svg:width="1.019cm" svg:height="1.294cm" svg:x="19.441cm" svg:y="11.944cm" svg:viewBox="0 0 1020 1295" draw:points="0,750 0,0 1020,545 1020,1295">
                  <text:p/>
                </draw:polygon>
                <draw:polygon draw:style-name="gr439" draw:text-style-name="P45" draw:layer="layout" svg:width="0.956cm" svg:height="1.192cm" svg:x="19.473cm" svg:y="11.995cm" svg:viewBox="0 0 957 1193" draw:points="0,682 0,0 957,512 957,1193">
                  <text:p/>
                </draw:polygon>
                <draw:polygon draw:style-name="gr440" draw:text-style-name="P43" draw:layer="layout" svg:width="1.084cm" svg:height="0.578cm" svg:x="19.441cm" svg:y="11.91cm" svg:viewBox="0 0 1085 579" draw:points="1020,579 0,34 64,0 1085,545">
                  <text:p/>
                </draw:polygon>
                <draw:polygon draw:style-name="gr441" draw:text-style-name="P44" draw:layer="layout" svg:width="0.063cm" svg:height="0.783cm" svg:x="20.462cm" svg:y="12.455cm" svg:viewBox="0 0 64 784" draw:points="0,784 0,34 64,0 64,750">
                  <text:p/>
                </draw:polygon>
                <draw:polygon draw:style-name="gr442" draw:text-style-name="P30" draw:layer="layout" svg:width="1.084cm" svg:height="1.568cm" svg:x="19.441cm" svg:y="11.91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443" draw:text-style-name="P41" draw:layer="layout" svg:width="0.415cm" svg:height="0.203cm" svg:x="19.982cm" svg:y="13.7cm" svg:viewBox="0 0 416 204" svg:d="M2 204c88 0 414-85 414-136s-8-68-96-68c0 51-351 34-318 204z">
                <text:p/>
              </draw:path>
              <draw:g>
                <draw:polygon draw:style-name="gr444" draw:text-style-name="P43" draw:layer="layout" svg:width="1.371cm" svg:height="0.732cm" svg:x="18.962cm" svg:y="13.12cm" svg:viewBox="0 0 1372 733" draw:points="1020,733 0,187 351,0 1372,545">
                  <text:p/>
                </draw:polygon>
                <draw:polygon draw:style-name="gr445" draw:text-style-name="P46" draw:layer="layout" svg:width="0.924cm" svg:height="0.493cm" svg:x="19.058cm" svg:y="13.171cm" svg:viewBox="0 0 925 494" draw:points="0,137 256,0 925,358 670,494">
                  <text:p/>
                </draw:polygon>
                <draw:polygon draw:style-name="gr446" draw:text-style-name="P46" draw:layer="layout" svg:width="0.446cm" svg:height="0.238cm" svg:x="19.792cm" svg:y="13.563cm" svg:viewBox="0 0 447 239" draw:points="0,137 256,0 447,102 191,239">
                  <text:p/>
                </draw:polygon>
                <draw:polygon draw:style-name="gr447" draw:text-style-name="P44" draw:layer="layout" svg:width="0.35cm" svg:height="0.255cm" svg:x="19.983cm" svg:y="13.666cm" svg:viewBox="0 0 351 256" draw:points="0,256 0,187 351,0 351,68">
                  <text:p/>
                </draw:polygon>
                <draw:line draw:style-name="gr448" draw:text-style-name="P30" draw:layer="layout" svg:x1="19.122cm" svg:y1="13.274cm" svg:x2="19.792cm" svg:y2="13.632cm">
                  <text:p/>
                </draw:line>
                <draw:line draw:style-name="gr449" draw:text-style-name="P30" draw:layer="layout" svg:x1="19.186cm" svg:y1="13.24cm" svg:x2="19.856cm" svg:y2="13.598cm">
                  <text:p/>
                </draw:line>
                <draw:line draw:style-name="gr450" draw:text-style-name="P30" draw:layer="layout" svg:x1="19.25cm" svg:y1="13.205cm" svg:x2="19.92cm" svg:y2="13.563cm">
                  <text:p/>
                </draw:line>
                <draw:line draw:style-name="gr451" draw:text-style-name="P30" draw:layer="layout" svg:x1="19.855cm" svg:y1="13.529cm" svg:x2="19.919cm" svg:y2="13.495cm">
                  <text:p/>
                </draw:line>
                <draw:line draw:style-name="gr452" draw:text-style-name="P30" draw:layer="layout" svg:x1="19.792cm" svg:y1="13.495cm" svg:x2="19.856cm" svg:y2="13.461cm">
                  <text:p/>
                </draw:line>
                <draw:line draw:style-name="gr453" draw:text-style-name="P30" draw:layer="layout" svg:x1="19.728cm" svg:y1="13.461cm" svg:x2="19.792cm" svg:y2="13.427cm">
                  <text:p/>
                </draw:line>
                <draw:line draw:style-name="gr454" draw:text-style-name="P30" draw:layer="layout" svg:x1="19.759cm" svg:y1="13.546cm" svg:x2="19.823cm" svg:y2="13.512cm">
                  <text:p/>
                </draw:line>
                <draw:line draw:style-name="gr455" draw:text-style-name="P30" draw:layer="layout" svg:x1="19.696cm" svg:y1="13.513cm" svg:x2="19.76cm" svg:y2="13.479cm">
                  <text:p/>
                </draw:line>
                <draw:line draw:style-name="gr456" draw:text-style-name="P30" draw:layer="layout" svg:x1="19.633cm" svg:y1="13.478cm" svg:x2="19.697cm" svg:y2="13.444cm">
                  <text:p/>
                </draw:line>
                <draw:line draw:style-name="gr457" draw:text-style-name="P30" draw:layer="layout" svg:x1="19.664cm" svg:y1="13.427cm" svg:x2="19.728cm" svg:y2="13.393cm">
                  <text:p/>
                </draw:line>
                <draw:line draw:style-name="gr458" draw:text-style-name="P30" draw:layer="layout" svg:x1="19.569cm" svg:y1="13.444cm" svg:x2="19.633cm" svg:y2="13.41cm">
                  <text:p/>
                </draw:line>
                <draw:line draw:style-name="gr459" draw:text-style-name="P30" draw:layer="layout" svg:x1="19.6cm" svg:y1="13.393cm" svg:x2="19.664cm" svg:y2="13.359cm">
                  <text:p/>
                </draw:line>
                <draw:line draw:style-name="gr460" draw:text-style-name="P30" draw:layer="layout" svg:x1="19.537cm" svg:y1="13.359cm" svg:x2="19.601cm" svg:y2="13.325cm">
                  <text:p/>
                </draw:line>
                <draw:line draw:style-name="gr461" draw:text-style-name="P30" draw:layer="layout" svg:x1="19.473cm" svg:y1="13.325cm" svg:x2="19.537cm" svg:y2="13.291cm">
                  <text:p/>
                </draw:line>
                <draw:line draw:style-name="gr462" draw:text-style-name="P30" draw:layer="layout" svg:x1="19.505cm" svg:y1="13.41cm" svg:x2="19.569cm" svg:y2="13.376cm">
                  <text:p/>
                </draw:line>
                <draw:line draw:style-name="gr463" draw:text-style-name="P30" draw:layer="layout" svg:x1="19.441cm" svg:y1="13.376cm" svg:x2="19.505cm" svg:y2="13.342cm">
                  <text:p/>
                </draw:line>
                <draw:line draw:style-name="gr464" draw:text-style-name="P30" draw:layer="layout" svg:x1="19.377cm" svg:y1="13.341cm" svg:x2="19.441cm" svg:y2="13.307cm">
                  <text:p/>
                </draw:line>
                <draw:line draw:style-name="gr465" draw:text-style-name="P30" draw:layer="layout" svg:x1="19.409cm" svg:y1="13.291cm" svg:x2="19.473cm" svg:y2="13.257cm">
                  <text:p/>
                </draw:line>
                <draw:line draw:style-name="gr466" draw:text-style-name="P30" draw:layer="layout" svg:x1="19.313cm" svg:y1="13.308cm" svg:x2="19.377cm" svg:y2="13.274cm">
                  <text:p/>
                </draw:line>
                <draw:line draw:style-name="gr467" draw:text-style-name="P30" draw:layer="layout" svg:x1="19.345cm" svg:y1="13.256cm" svg:x2="19.409cm" svg:y2="13.222cm">
                  <text:p/>
                </draw:line>
                <draw:line draw:style-name="gr468" draw:text-style-name="P30" draw:layer="layout" svg:x1="19.282cm" svg:y1="13.223cm" svg:x2="19.346cm" svg:y2="13.189cm">
                  <text:p/>
                </draw:line>
                <draw:line draw:style-name="gr469" draw:text-style-name="P30" draw:layer="layout" svg:x1="19.25cm" svg:y1="13.274cm" svg:x2="19.314cm" svg:y2="13.24cm">
                  <text:p/>
                </draw:line>
                <draw:line draw:style-name="gr470" draw:text-style-name="P30" draw:layer="layout" svg:x1="19.664cm" svg:y1="13.563cm" svg:x2="19.728cm" svg:y2="13.529cm">
                  <text:p/>
                </draw:line>
                <draw:line draw:style-name="gr471" draw:text-style-name="P30" draw:layer="layout" svg:x1="19.6cm" svg:y1="13.529cm" svg:x2="19.664cm" svg:y2="13.495cm">
                  <text:p/>
                </draw:line>
                <draw:line draw:style-name="gr472" draw:text-style-name="P30" draw:layer="layout" svg:x1="19.537cm" svg:y1="13.495cm" svg:x2="19.601cm" svg:y2="13.461cm">
                  <text:p/>
                </draw:line>
                <draw:line draw:style-name="gr473" draw:text-style-name="P30" draw:layer="layout" svg:x1="19.505cm" svg:y1="13.546cm" svg:x2="19.569cm" svg:y2="13.512cm">
                  <text:p/>
                </draw:line>
                <draw:line draw:style-name="gr474" draw:text-style-name="P30" draw:layer="layout" svg:x1="19.441cm" svg:y1="13.513cm" svg:x2="19.505cm" svg:y2="13.479cm">
                  <text:p/>
                </draw:line>
                <draw:line draw:style-name="gr475" draw:text-style-name="P30" draw:layer="layout" svg:x1="19.473cm" svg:y1="13.461cm" svg:x2="19.537cm" svg:y2="13.427cm">
                  <text:p/>
                </draw:line>
                <draw:line draw:style-name="gr476" draw:text-style-name="P30" draw:layer="layout" svg:x1="19.409cm" svg:y1="13.427cm" svg:x2="19.473cm" svg:y2="13.393cm">
                  <text:p/>
                </draw:line>
                <draw:line draw:style-name="gr477" draw:text-style-name="P30" draw:layer="layout" svg:x1="19.345cm" svg:y1="13.393cm" svg:x2="19.409cm" svg:y2="13.359cm">
                  <text:p/>
                </draw:line>
                <draw:line draw:style-name="gr478" draw:text-style-name="P30" draw:layer="layout" svg:x1="19.282cm" svg:y1="13.359cm" svg:x2="19.346cm" svg:y2="13.325cm">
                  <text:p/>
                </draw:line>
                <draw:line draw:style-name="gr479" draw:text-style-name="P30" draw:layer="layout" svg:x1="19.186cm" svg:y1="13.376cm" svg:x2="19.25cm" svg:y2="13.342cm">
                  <text:p/>
                </draw:line>
                <draw:line draw:style-name="gr480" draw:text-style-name="P30" draw:layer="layout" svg:x1="19.218cm" svg:y1="13.325cm" svg:x2="19.282cm" svg:y2="13.291cm">
                  <text:p/>
                </draw:line>
                <draw:line draw:style-name="gr481" draw:text-style-name="P30" draw:layer="layout" svg:x1="19.122cm" svg:y1="13.341cm" svg:x2="19.186cm" svg:y2="13.307cm">
                  <text:p/>
                </draw:line>
                <draw:line draw:style-name="gr482" draw:text-style-name="P30" draw:layer="layout" svg:x1="19.633cm" svg:y1="13.615cm" svg:x2="19.697cm" svg:y2="13.581cm">
                  <text:p/>
                </draw:line>
                <draw:line draw:style-name="gr483" draw:text-style-name="P30" draw:layer="layout" svg:x1="19.569cm" svg:y1="13.58cm" svg:x2="19.633cm" svg:y2="13.546cm">
                  <text:p/>
                </draw:line>
                <draw:line draw:style-name="gr484" draw:text-style-name="P30" draw:layer="layout" svg:x1="19.855cm" svg:y1="13.734cm" svg:x2="20.111cm" svg:y2="13.597cm">
                  <text:p/>
                </draw:line>
                <draw:line draw:style-name="gr485" draw:text-style-name="P30" draw:layer="layout" svg:x1="19.919cm" svg:y1="13.768cm" svg:x2="20.175cm" svg:y2="13.631cm">
                  <text:p/>
                </draw:line>
                <draw:line draw:style-name="gr486" draw:text-style-name="P30" draw:layer="layout" svg:x1="19.983cm" svg:y1="13.597cm" svg:x2="20.174cm" svg:y2="13.699cm">
                  <text:p/>
                </draw:line>
                <draw:line draw:style-name="gr487" draw:text-style-name="P30" draw:layer="layout" svg:x1="19.919cm" svg:y1="13.631cm" svg:x2="20.11cm" svg:y2="13.733cm">
                  <text:p/>
                </draw:line>
                <draw:line draw:style-name="gr488" draw:text-style-name="P30" draw:layer="layout" svg:x1="19.855cm" svg:y1="13.666cm" svg:x2="19.982cm" svg:y2="13.734cm">
                  <text:p/>
                </draw:line>
                <draw:polygon draw:style-name="gr489" draw:text-style-name="P42" draw:layer="layout" svg:width="1.019cm" svg:height="0.613cm" svg:x="18.962cm" svg:y="13.307cm" svg:viewBox="0 0 1020 614" draw:points="0,68 0,0 1020,545 1020,614">
                  <text:p/>
                </draw:polygon>
                <draw:polygon draw:style-name="gr490" draw:text-style-name="P30" draw:layer="layout" svg:width="1.371cm" svg:height="0.8cm" svg:x="18.962cm" svg:y="13.12cm" svg:viewBox="0 0 1372 801" draw:points="351,0 1372,545 1372,614 1020,801 0,256 0,187">
                  <text:p/>
                </draw:polygon>
              </draw:g>
            </draw:g>
          </draw:g>
          <draw:g xml:id="id12" draw:id="id12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491" draw:text-style-name="P23" draw:layer="layout" svg:width="0.939cm" svg:height="0.582cm" svg:x="15.15cm" svg:y="16.475cm" svg:viewBox="0 0 940 583" svg:d="M0 583c215 0 608-133 813-254 205-122 146-329-69-329 0 0-752 584-744 583z">
              <text:p/>
            </draw:path>
            <draw:g>
              <draw:polygon draw:style-name="gr492" draw:text-style-name="P31" draw:layer="layout" svg:width="0.751cm" svg:height="1.642cm" svg:x="15.142cm" svg:y="15.417cm" svg:viewBox="0 0 752 1643" draw:points="0,1643 0,402 752,0 752,1241">
                <text:p/>
              </draw:polygon>
              <draw:polygon draw:style-name="gr493" draw:text-style-name="P32" draw:layer="layout" svg:width="0.956cm" svg:height="0.51cm" svg:x="14.937cm" svg:y="15.307cm" svg:viewBox="0 0 957 511" draw:points="205,511 0,402 752,0 957,110">
                <text:p/>
              </draw:polygon>
              <draw:polygon draw:style-name="gr494" draw:text-style-name="P33" draw:layer="layout" svg:width="0.204cm" svg:height="1.35cm" svg:x="14.937cm" svg:y="15.709cm" svg:viewBox="0 0 205 1351" draw:points="0,1241 0,0 205,110 205,1351">
                <text:p/>
              </draw:polygon>
              <draw:polygon draw:style-name="gr495" draw:text-style-name="P27" draw:layer="layout" svg:width="0.956cm" svg:height="1.751cm" svg:x="14.937cm" svg:y="15.307cm" svg:viewBox="0 0 957 1752" draw:points="0,1643 0,402 752,0 957,110 957,1351 205,1752">
                <text:p/>
              </draw:polygon>
              <draw:polygon draw:style-name="gr496" draw:text-style-name="P34" draw:layer="layout" svg:width="0.067cm" svg:height="0.109cm" svg:x="15.005cm" svg:y="15.964cm" svg:viewBox="0 0 68 110" draw:points="0,73 0,0 68,37 68,110">
                <text:p/>
              </draw:polygon>
              <draw:polygon draw:style-name="gr497" draw:text-style-name="P35" draw:layer="layout" svg:width="0.067cm" svg:height="0.766cm" svg:x="15.758cm" svg:y="14.614cm" svg:viewBox="0 0 68 767" draw:points="0,730 0,0 68,0 68,767">
                <text:p/>
              </draw:polygon>
            </draw:g>
          </draw:g>
          <draw:g xml:id="id11" draw:id="id11">
            <draw:custom-shape draw:style-name="gr498" draw:text-style-name="P36" draw:layer="layout" svg:width="1.094cm" svg:height="1.007cm" svg:x="12.062cm" svg:y="15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499" draw:text-style-name="P37" draw:layer="layout" svg:width="0.668cm" svg:height="0.941cm" svg:x="12.305cm" svg:y="15.376cm" svg:viewBox="0 0 669 942" draw:points="0,65 122,65 182,32 304,0 486,65 365,65 425,162 243,325 182,357 122,390 243,455 304,520 486,520 669,617 547,812 365,942 365,747 243,617 304,552 182,455 61,422 0,293">
              <text:p/>
            </draw:polygon>
            <draw:path draw:style-name="gr500" draw:text-style-name="P37" draw:layer="layout" svg:width="0.275cm" svg:height="0.428cm" svg:x="12.852cm" svg:y="15.434cm" svg:viewBox="0 0 276 429" svg:d="M243 429v-32l-61-98v-97l-60-130-122-65c122-65 365 357 243 422z">
              <text:p/>
            </draw:path>
            <draw:g>
              <draw:line draw:style-name="gr501" draw:text-style-name="P38" draw:layer="layout" svg:x1="12.548cm" svg:y1="15.993cm" svg:x2="12.487cm" svg:y2="15.766cm">
                <text:p/>
              </draw:line>
              <draw:line draw:style-name="gr502" draw:text-style-name="P38" draw:layer="layout" svg:x1="12.67cm" svg:y1="15.993cm" svg:x2="12.609cm" svg:y2="15.831cm">
                <text:p/>
              </draw:line>
              <draw:line draw:style-name="gr503" draw:text-style-name="P38" draw:layer="layout" svg:x1="12.67cm" svg:y1="15.993cm" svg:x2="12.731cm" svg:y2="15.766cm">
                <text:p/>
              </draw:line>
            </draw:g>
            <draw:g>
              <draw:line draw:style-name="gr504" draw:text-style-name="P38" draw:layer="layout" svg:x1="12.913cm" svg:y1="15.993cm" svg:x2="12.852cm" svg:y2="15.766cm">
                <text:p/>
              </draw:line>
              <draw:line draw:style-name="gr505" draw:text-style-name="P38" draw:layer="layout" svg:x1="12.913cm" svg:y1="15.993cm" svg:x2="12.974cm" svg:y2="15.831cm">
                <text:p/>
              </draw:line>
              <draw:line draw:style-name="gr506" draw:text-style-name="P38" draw:layer="layout" svg:x1="13.035cm" svg:y1="15.993cm" svg:x2="12.974cm" svg:y2="15.831cm">
                <text:p/>
              </draw:line>
              <draw:line draw:style-name="gr507" draw:text-style-name="P38" draw:layer="layout" svg:x1="13.034cm" svg:y1="15.993cm" svg:x2="13.095cm" svg:y2="15.766cm">
                <text:p/>
              </draw:line>
            </draw:g>
            <draw:g>
              <draw:line draw:style-name="gr508" draw:text-style-name="P38" draw:layer="layout" svg:x1="12.184cm" svg:y1="15.993cm" svg:x2="12.123cm" svg:y2="15.766cm">
                <text:p/>
              </draw:line>
              <draw:line draw:style-name="gr509" draw:text-style-name="P38" draw:layer="layout" svg:x1="12.184cm" svg:y1="15.993cm" svg:x2="12.245cm" svg:y2="15.831cm">
                <text:p/>
              </draw:line>
              <draw:line draw:style-name="gr510" draw:text-style-name="P38" draw:layer="layout" svg:x1="12.305cm" svg:y1="15.993cm" svg:x2="12.244cm" svg:y2="15.831cm">
                <text:p/>
              </draw:line>
              <draw:line draw:style-name="gr511" draw:text-style-name="P38" draw:layer="layout" svg:x1="12.305cm" svg:y1="15.993cm" svg:x2="12.366cm" svg:y2="15.766cm">
                <text:p/>
              </draw:line>
            </draw:g>
          </draw:g>
          <draw:connector draw:style-name="gr85" draw:text-style-name="P39" draw:layer="layout" svg:x1="13.156cm" svg:y1="15.847cm" svg:x2="14.937cm" svg:y2="15.837cm" draw:start-shape="id11" draw:start-glue-point="1" draw:end-shape="id12" svg:d="M13156 15847h891v-10h890" svg:viewBox="0 0 1782 11">
            <text:p/>
          </draw:connector>
          <draw:g xml:id="id13" draw:id="id13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512" draw:text-style-name="P23" draw:layer="layout" svg:width="0.349cm" svg:height="0.203cm" svg:x="20.625cm" svg:y="16.912cm" svg:viewBox="0 0 350 204" svg:d="M0 204c88 0 350-67 350-119 0-51-8-85-96-85 0 51-256 51-254 204z">
                <text:p/>
              </draw:path>
              <draw:g>
                <draw:polygon draw:style-name="gr513" draw:text-style-name="P24" draw:layer="layout" svg:width="0.159cm" svg:height="0.17cm" svg:x="20.496cm" svg:y="16.946cm" svg:viewBox="0 0 160 171" draw:points="0,102 32,0 160,68 127,171">
                  <text:p/>
                </draw:polygon>
                <draw:polygon draw:style-name="gr514" draw:text-style-name="P25" draw:layer="layout" svg:width="0.35cm" svg:height="0.186cm" svg:x="20.528cm" svg:y="16.827cm" svg:viewBox="0 0 351 187" draw:points="0,119 64,68 160,17 223,0 351,68 287,85 191,137 127,187">
                  <text:p/>
                </draw:polygon>
                <draw:path draw:style-name="gr515" draw:text-style-name="P26" draw:layer="layout" svg:width="0.286cm" svg:height="0.22cm" svg:x="20.624cm" svg:y="16.894cm" svg:viewBox="0 0 287 221" svg:d="M287 68c0-102-64-68-127-34-64 34-128 34-160 187 0 0 127-68 287-153z">
                  <text:p/>
                </draw:path>
                <draw:path draw:style-name="gr516" draw:text-style-name="P27" draw:layer="layout" svg:width="0.414cm" svg:height="0.289cm" svg:x="20.496cm" svg:y="16.827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517" draw:text-style-name="P23" draw:layer="layout" svg:width="0.573cm" svg:height="0.408cm" svg:x="20.337cm" svg:y="16.094cm" svg:viewBox="0 0 574 409" svg:d="M2 409c88 0 572-17 572-170 0-154-167-239-254-239 0 51-350 34-318 409z">
                <text:p/>
              </draw:path>
              <draw:g>
                <draw:polygon draw:style-name="gr518" draw:text-style-name="P24" draw:layer="layout" svg:width="0.318cm" svg:height="0.238cm" svg:x="20.017cm" svg:y="16.264cm" svg:viewBox="0 0 319 239" draw:points="0,68 0,0 319,171 319,239">
                  <text:p/>
                </draw:polygon>
                <draw:polygon draw:style-name="gr519" draw:text-style-name="P24" draw:layer="layout" svg:width="0.318cm" svg:height="0.289cm" svg:x="20.273cm" svg:y="16.008cm" svg:viewBox="0 0 319 290" draw:points="0,119 0,0 319,171 319,290">
                  <text:p/>
                </draw:polygon>
                <draw:polygon draw:style-name="gr520" draw:text-style-name="P25" draw:layer="layout" svg:width="0.573cm" svg:height="0.306cm" svg:x="20.017cm" svg:y="16.127cm" svg:viewBox="0 0 574 307" draw:points="0,137 256,0 574,171 319,307">
                  <text:p/>
                </draw:polygon>
                <draw:polygon draw:style-name="gr521" draw:text-style-name="P26" draw:layer="layout" svg:width="0.318cm" svg:height="0.289cm" svg:x="20.337cm" svg:y="16.213cm" svg:viewBox="0 0 319 290" draw:points="0,290 0,222 256,85 256,0 319,34 319,119">
                  <text:p/>
                </draw:polygon>
                <draw:polygon draw:style-name="gr522" draw:text-style-name="P24" draw:layer="layout" svg:width="1.019cm" svg:height="1.294cm" svg:x="19.666cm" svg:y="14.969cm" svg:viewBox="0 0 1020 1295" draw:points="0,750 0,0 1020,545 1020,1295">
                  <text:p/>
                </draw:polygon>
                <draw:polygon draw:style-name="gr523" draw:text-style-name="P28" draw:layer="layout" svg:width="0.956cm" svg:height="1.192cm" svg:x="19.699cm" svg:y="15.019cm" svg:viewBox="0 0 957 1193" draw:points="0,682 0,0 957,512 957,1193">
                  <text:p/>
                </draw:polygon>
                <draw:polygon draw:style-name="gr524" draw:text-style-name="P25" draw:layer="layout" svg:width="1.084cm" svg:height="0.578cm" svg:x="19.666cm" svg:y="14.934cm" svg:viewBox="0 0 1085 579" draw:points="1020,579 0,34 64,0 1085,545">
                  <text:p/>
                </draw:polygon>
                <draw:polygon draw:style-name="gr525" draw:text-style-name="P26" draw:layer="layout" svg:width="0.063cm" svg:height="0.783cm" svg:x="20.687cm" svg:y="15.48cm" svg:viewBox="0 0 64 784" draw:points="0,784 0,34 64,0 64,750">
                  <text:p/>
                </draw:polygon>
                <draw:polygon draw:style-name="gr526" draw:text-style-name="P27" draw:layer="layout" svg:width="1.084cm" svg:height="1.568cm" svg:x="19.666cm" svg:y="14.934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527" draw:text-style-name="P23" draw:layer="layout" svg:width="0.415cm" svg:height="0.203cm" svg:x="20.208cm" svg:y="16.724cm" svg:viewBox="0 0 416 204" svg:d="M2 204c88 0 414-85 414-136s-8-68-96-68c0 51-351 34-318 204z">
                <text:p/>
              </draw:path>
              <draw:g>
                <draw:polygon draw:style-name="gr528" draw:text-style-name="P25" draw:layer="layout" svg:width="1.371cm" svg:height="0.732cm" svg:x="19.188cm" svg:y="16.145cm" svg:viewBox="0 0 1372 733" draw:points="1020,733 0,187 351,0 1372,545">
                  <text:p/>
                </draw:polygon>
                <draw:polygon draw:style-name="gr529" draw:text-style-name="P29" draw:layer="layout" svg:width="0.924cm" svg:height="0.493cm" svg:x="19.284cm" svg:y="16.196cm" svg:viewBox="0 0 925 494" draw:points="0,137 256,0 925,358 670,494">
                  <text:p/>
                </draw:polygon>
                <draw:polygon draw:style-name="gr530" draw:text-style-name="P29" draw:layer="layout" svg:width="0.446cm" svg:height="0.238cm" svg:x="20.017cm" svg:y="16.588cm" svg:viewBox="0 0 447 239" draw:points="0,137 256,0 447,102 191,239">
                  <text:p/>
                </draw:polygon>
                <draw:polygon draw:style-name="gr531" draw:text-style-name="P26" draw:layer="layout" svg:width="0.35cm" svg:height="0.255cm" svg:x="20.208cm" svg:y="16.69cm" svg:viewBox="0 0 351 256" draw:points="0,256 0,187 351,0 351,68">
                  <text:p/>
                </draw:polygon>
                <draw:line draw:style-name="gr532" draw:text-style-name="P30" draw:layer="layout" svg:x1="19.348cm" svg:y1="16.298cm" svg:x2="20.018cm" svg:y2="16.656cm">
                  <text:p/>
                </draw:line>
                <draw:line draw:style-name="gr533" draw:text-style-name="P30" draw:layer="layout" svg:x1="19.411cm" svg:y1="16.264cm" svg:x2="20.081cm" svg:y2="16.622cm">
                  <text:p/>
                </draw:line>
                <draw:line draw:style-name="gr534" draw:text-style-name="P30" draw:layer="layout" svg:x1="19.475cm" svg:y1="16.23cm" svg:x2="20.145cm" svg:y2="16.588cm">
                  <text:p/>
                </draw:line>
                <draw:line draw:style-name="gr535" draw:text-style-name="P30" draw:layer="layout" svg:x1="20.081cm" svg:y1="16.554cm" svg:x2="20.145cm" svg:y2="16.52cm">
                  <text:p/>
                </draw:line>
                <draw:line draw:style-name="gr536" draw:text-style-name="P30" draw:layer="layout" svg:x1="20.017cm" svg:y1="16.52cm" svg:x2="20.081cm" svg:y2="16.486cm">
                  <text:p/>
                </draw:line>
                <draw:line draw:style-name="gr537" draw:text-style-name="P30" draw:layer="layout" svg:x1="19.954cm" svg:y1="16.485cm" svg:x2="20.018cm" svg:y2="16.451cm">
                  <text:p/>
                </draw:line>
                <draw:line draw:style-name="gr538" draw:text-style-name="P30" draw:layer="layout" svg:x1="19.985cm" svg:y1="16.571cm" svg:x2="20.049cm" svg:y2="16.537cm">
                  <text:p/>
                </draw:line>
                <draw:line draw:style-name="gr539" draw:text-style-name="P30" draw:layer="layout" svg:x1="19.922cm" svg:y1="16.537cm" svg:x2="19.986cm" svg:y2="16.503cm">
                  <text:p/>
                </draw:line>
                <draw:line draw:style-name="gr540" draw:text-style-name="P30" draw:layer="layout" svg:x1="19.858cm" svg:y1="16.502cm" svg:x2="19.922cm" svg:y2="16.468cm">
                  <text:p/>
                </draw:line>
                <draw:line draw:style-name="gr541" draw:text-style-name="P30" draw:layer="layout" svg:x1="19.89cm" svg:y1="16.451cm" svg:x2="19.954cm" svg:y2="16.417cm">
                  <text:p/>
                </draw:line>
                <draw:line draw:style-name="gr542" draw:text-style-name="P30" draw:layer="layout" svg:x1="19.794cm" svg:y1="16.468cm" svg:x2="19.858cm" svg:y2="16.434cm">
                  <text:p/>
                </draw:line>
                <draw:line draw:style-name="gr543" draw:text-style-name="P30" draw:layer="layout" svg:x1="19.826cm" svg:y1="16.417cm" svg:x2="19.89cm" svg:y2="16.383cm">
                  <text:p/>
                </draw:line>
                <draw:line draw:style-name="gr544" draw:text-style-name="P30" draw:layer="layout" svg:x1="19.762cm" svg:y1="16.383cm" svg:x2="19.826cm" svg:y2="16.349cm">
                  <text:p/>
                </draw:line>
                <draw:line draw:style-name="gr545" draw:text-style-name="P30" draw:layer="layout" svg:x1="19.699cm" svg:y1="16.349cm" svg:x2="19.763cm" svg:y2="16.315cm">
                  <text:p/>
                </draw:line>
                <draw:line draw:style-name="gr546" draw:text-style-name="P30" draw:layer="layout" svg:x1="19.731cm" svg:y1="16.435cm" svg:x2="19.795cm" svg:y2="16.401cm">
                  <text:p/>
                </draw:line>
                <draw:line draw:style-name="gr547" draw:text-style-name="P30" draw:layer="layout" svg:x1="19.666cm" svg:y1="16.4cm" svg:x2="19.73cm" svg:y2="16.366cm">
                  <text:p/>
                </draw:line>
                <draw:line draw:style-name="gr548" draw:text-style-name="P30" draw:layer="layout" svg:x1="19.603cm" svg:y1="16.366cm" svg:x2="19.667cm" svg:y2="16.332cm">
                  <text:p/>
                </draw:line>
                <draw:line draw:style-name="gr549" draw:text-style-name="P30" draw:layer="layout" svg:x1="19.635cm" svg:y1="16.315cm" svg:x2="19.699cm" svg:y2="16.281cm">
                  <text:p/>
                </draw:line>
                <draw:line draw:style-name="gr550" draw:text-style-name="P30" draw:layer="layout" svg:x1="19.539cm" svg:y1="16.332cm" svg:x2="19.603cm" svg:y2="16.298cm">
                  <text:p/>
                </draw:line>
                <draw:line draw:style-name="gr551" draw:text-style-name="P30" draw:layer="layout" svg:x1="19.571cm" svg:y1="16.281cm" svg:x2="19.635cm" svg:y2="16.247cm">
                  <text:p/>
                </draw:line>
                <draw:line draw:style-name="gr552" draw:text-style-name="P30" draw:layer="layout" svg:x1="19.507cm" svg:y1="16.247cm" svg:x2="19.571cm" svg:y2="16.213cm">
                  <text:p/>
                </draw:line>
                <draw:line draw:style-name="gr553" draw:text-style-name="P30" draw:layer="layout" svg:x1="19.475cm" svg:y1="16.298cm" svg:x2="19.539cm" svg:y2="16.264cm">
                  <text:p/>
                </draw:line>
                <draw:line draw:style-name="gr554" draw:text-style-name="P30" draw:layer="layout" svg:x1="19.89cm" svg:y1="16.587cm" svg:x2="19.954cm" svg:y2="16.553cm">
                  <text:p/>
                </draw:line>
                <draw:line draw:style-name="gr555" draw:text-style-name="P30" draw:layer="layout" svg:x1="19.826cm" svg:y1="16.554cm" svg:x2="19.89cm" svg:y2="16.52cm">
                  <text:p/>
                </draw:line>
                <draw:line draw:style-name="gr556" draw:text-style-name="P30" draw:layer="layout" svg:x1="19.762cm" svg:y1="16.52cm" svg:x2="19.826cm" svg:y2="16.486cm">
                  <text:p/>
                </draw:line>
                <draw:line draw:style-name="gr557" draw:text-style-name="P30" draw:layer="layout" svg:x1="19.731cm" svg:y1="16.571cm" svg:x2="19.795cm" svg:y2="16.537cm">
                  <text:p/>
                </draw:line>
                <draw:line draw:style-name="gr558" draw:text-style-name="P30" draw:layer="layout" svg:x1="19.666cm" svg:y1="16.537cm" svg:x2="19.73cm" svg:y2="16.503cm">
                  <text:p/>
                </draw:line>
                <draw:line draw:style-name="gr559" draw:text-style-name="P30" draw:layer="layout" svg:x1="19.699cm" svg:y1="16.485cm" svg:x2="19.763cm" svg:y2="16.451cm">
                  <text:p/>
                </draw:line>
                <draw:line draw:style-name="gr560" draw:text-style-name="P30" draw:layer="layout" svg:x1="19.635cm" svg:y1="16.451cm" svg:x2="19.699cm" svg:y2="16.417cm">
                  <text:p/>
                </draw:line>
                <draw:line draw:style-name="gr561" draw:text-style-name="P30" draw:layer="layout" svg:x1="19.571cm" svg:y1="16.417cm" svg:x2="19.635cm" svg:y2="16.383cm">
                  <text:p/>
                </draw:line>
                <draw:line draw:style-name="gr562" draw:text-style-name="P30" draw:layer="layout" svg:x1="19.507cm" svg:y1="16.383cm" svg:x2="19.571cm" svg:y2="16.349cm">
                  <text:p/>
                </draw:line>
                <draw:line draw:style-name="gr563" draw:text-style-name="P30" draw:layer="layout" svg:x1="19.411cm" svg:y1="16.4cm" svg:x2="19.475cm" svg:y2="16.366cm">
                  <text:p/>
                </draw:line>
                <draw:line draw:style-name="gr564" draw:text-style-name="P30" draw:layer="layout" svg:x1="19.444cm" svg:y1="16.349cm" svg:x2="19.508cm" svg:y2="16.315cm">
                  <text:p/>
                </draw:line>
                <draw:line draw:style-name="gr565" draw:text-style-name="P30" draw:layer="layout" svg:x1="19.348cm" svg:y1="16.366cm" svg:x2="19.412cm" svg:y2="16.332cm">
                  <text:p/>
                </draw:line>
                <draw:line draw:style-name="gr566" draw:text-style-name="P30" draw:layer="layout" svg:x1="19.858cm" svg:y1="16.639cm" svg:x2="19.922cm" svg:y2="16.605cm">
                  <text:p/>
                </draw:line>
                <draw:line draw:style-name="gr567" draw:text-style-name="P30" draw:layer="layout" svg:x1="19.794cm" svg:y1="16.605cm" svg:x2="19.858cm" svg:y2="16.571cm">
                  <text:p/>
                </draw:line>
                <draw:line draw:style-name="gr568" draw:text-style-name="P30" draw:layer="layout" svg:x1="20.081cm" svg:y1="16.759cm" svg:x2="20.337cm" svg:y2="16.622cm">
                  <text:p/>
                </draw:line>
                <draw:line draw:style-name="gr569" draw:text-style-name="P30" draw:layer="layout" svg:x1="20.145cm" svg:y1="16.793cm" svg:x2="20.401cm" svg:y2="16.656cm">
                  <text:p/>
                </draw:line>
                <draw:line draw:style-name="gr570" draw:text-style-name="P30" draw:layer="layout" svg:x1="20.208cm" svg:y1="16.622cm" svg:x2="20.399cm" svg:y2="16.724cm">
                  <text:p/>
                </draw:line>
                <draw:line draw:style-name="gr571" draw:text-style-name="P30" draw:layer="layout" svg:x1="20.145cm" svg:y1="16.656cm" svg:x2="20.336cm" svg:y2="16.758cm">
                  <text:p/>
                </draw:line>
                <draw:line draw:style-name="gr572" draw:text-style-name="P30" draw:layer="layout" svg:x1="20.081cm" svg:y1="16.69cm" svg:x2="20.208cm" svg:y2="16.758cm">
                  <text:p/>
                </draw:line>
                <draw:polygon draw:style-name="gr573" draw:text-style-name="P24" draw:layer="layout" svg:width="1.019cm" svg:height="0.613cm" svg:x="19.188cm" svg:y="16.332cm" svg:viewBox="0 0 1020 614" draw:points="0,68 0,0 1020,545 1020,614">
                  <text:p/>
                </draw:polygon>
                <draw:polygon draw:style-name="gr574" draw:text-style-name="P27" draw:layer="layout" svg:width="1.371cm" svg:height="0.8cm" svg:x="19.188cm" svg:y="16.145cm" svg:viewBox="0 0 1372 801" draw:points="351,0 1372,545 1372,614 1020,801 0,256 0,187">
                  <text:p/>
                </draw:polygon>
              </draw:g>
            </draw:g>
          </draw:g>
          <draw:g xml:id="id15" draw:id="id15"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575" draw:text-style-name="P23" draw:layer="layout" svg:width="0.349cm" svg:height="0.203cm" svg:x="20.606cm" svg:y="19.511cm" svg:viewBox="0 0 350 204" svg:d="M0 204c88 0 350-67 350-119 0-51-8-85-96-85 0 51-256 51-254 204z">
                <text:p/>
              </draw:path>
              <draw:g>
                <draw:polygon draw:style-name="gr576" draw:text-style-name="P24" draw:layer="layout" svg:width="0.159cm" svg:height="0.17cm" svg:x="20.478cm" svg:y="19.545cm" svg:viewBox="0 0 160 171" draw:points="0,102 32,0 160,68 127,171">
                  <text:p/>
                </draw:polygon>
                <draw:polygon draw:style-name="gr577" draw:text-style-name="P25" draw:layer="layout" svg:width="0.35cm" svg:height="0.186cm" svg:x="20.509cm" svg:y="19.426cm" svg:viewBox="0 0 351 187" draw:points="0,119 64,68 160,17 223,0 351,68 287,85 191,137 127,187">
                  <text:p/>
                </draw:polygon>
                <draw:path draw:style-name="gr578" draw:text-style-name="P26" draw:layer="layout" svg:width="0.286cm" svg:height="0.22cm" svg:x="20.605cm" svg:y="19.494cm" svg:viewBox="0 0 287 221" svg:d="M287 68c0-102-64-68-127-34-64 34-128 34-160 187 0 0 127-68 287-153z">
                  <text:p/>
                </draw:path>
                <draw:path draw:style-name="gr579" draw:text-style-name="P27" draw:layer="layout" svg:width="0.414cm" svg:height="0.289cm" svg:x="20.478cm" svg:y="19.426cm" svg:viewBox="0 0 415 290" svg:d="M256 0c-65 17-65 17-129 51-31 17-95 34-127 171 64 34 64 34 127 68 37-16 224-119 288-153 0-86-64-86-159-137z">
                  <text:p/>
                </draw:path>
              </draw:g>
            </draw:g>
            <draw:g>
              <draw:path draw:style-name="gr580" draw:text-style-name="P23" draw:layer="layout" svg:width="0.573cm" svg:height="0.408cm" svg:x="20.318cm" svg:y="18.693cm" svg:viewBox="0 0 574 409" svg:d="M2 409c88 0 572-17 572-170 0-154-167-239-254-239 0 51-350 34-318 409z">
                <text:p/>
              </draw:path>
              <draw:g>
                <draw:polygon draw:style-name="gr581" draw:text-style-name="P24" draw:layer="layout" svg:width="0.318cm" svg:height="0.238cm" svg:x="19.999cm" svg:y="18.863cm" svg:viewBox="0 0 319 239" draw:points="0,68 0,0 319,171 319,239">
                  <text:p/>
                </draw:polygon>
                <draw:polygon draw:style-name="gr582" draw:text-style-name="P24" draw:layer="layout" svg:width="0.318cm" svg:height="0.289cm" svg:x="20.254cm" svg:y="18.607cm" svg:viewBox="0 0 319 290" draw:points="0,119 0,0 319,171 319,290">
                  <text:p/>
                </draw:polygon>
                <draw:polygon draw:style-name="gr583" draw:text-style-name="P25" draw:layer="layout" svg:width="0.573cm" svg:height="0.306cm" svg:x="19.999cm" svg:y="18.727cm" svg:viewBox="0 0 574 307" draw:points="0,137 256,0 574,171 319,307">
                  <text:p/>
                </draw:polygon>
                <draw:polygon draw:style-name="gr584" draw:text-style-name="P26" draw:layer="layout" svg:width="0.318cm" svg:height="0.289cm" svg:x="20.318cm" svg:y="18.812cm" svg:viewBox="0 0 319 290" draw:points="0,290 0,222 256,85 256,0 319,34 319,119">
                  <text:p/>
                </draw:polygon>
                <draw:polygon draw:style-name="gr585" draw:text-style-name="P24" draw:layer="layout" svg:width="1.019cm" svg:height="1.294cm" svg:x="19.648cm" svg:y="17.568cm" svg:viewBox="0 0 1020 1295" draw:points="0,750 0,0 1020,545 1020,1295">
                  <text:p/>
                </draw:polygon>
                <draw:polygon draw:style-name="gr586" draw:text-style-name="P28" draw:layer="layout" svg:width="0.956cm" svg:height="1.192cm" svg:x="19.68cm" svg:y="17.619cm" svg:viewBox="0 0 957 1193" draw:points="0,682 0,0 957,512 957,1193">
                  <text:p/>
                </draw:polygon>
                <draw:polygon draw:style-name="gr587" draw:text-style-name="P25" draw:layer="layout" svg:width="1.084cm" svg:height="0.578cm" svg:x="19.648cm" svg:y="17.534cm" svg:viewBox="0 0 1085 579" draw:points="1020,579 0,34 64,0 1085,545">
                  <text:p/>
                </draw:polygon>
                <draw:polygon draw:style-name="gr588" draw:text-style-name="P26" draw:layer="layout" svg:width="0.063cm" svg:height="0.783cm" svg:x="20.669cm" svg:y="18.079cm" svg:viewBox="0 0 64 784" draw:points="0,784 0,34 64,0 64,750">
                  <text:p/>
                </draw:polygon>
                <draw:polygon draw:style-name="gr589" draw:text-style-name="P27" draw:layer="layout" svg:width="1.084cm" svg:height="1.568cm" svg:x="19.648cm" svg:y="17.534cm" svg:viewBox="0 0 1085 1569" draw:points="64,0 1085,545 1085,1295 1020,1330 989,1312 989,1397 670,1569 351,1397 351,1330 606,1193 606,1108 0,784 0,34">
                  <text:p/>
                </draw:polygon>
              </draw:g>
            </draw:g>
            <draw:g>
              <draw:path draw:style-name="gr590" draw:text-style-name="P23" draw:layer="layout" svg:width="0.415cm" svg:height="0.203cm" svg:x="20.189cm" svg:y="19.323cm" svg:viewBox="0 0 416 204" svg:d="M2 204c88 0 414-85 414-136s-8-68-96-68c0 51-351 34-318 204z">
                <text:p/>
              </draw:path>
              <draw:g>
                <draw:polygon draw:style-name="gr591" draw:text-style-name="P25" draw:layer="layout" svg:width="1.371cm" svg:height="0.732cm" svg:x="19.169cm" svg:y="18.744cm" svg:viewBox="0 0 1372 733" draw:points="1020,733 0,187 351,0 1372,545">
                  <text:p/>
                </draw:polygon>
                <draw:polygon draw:style-name="gr592" draw:text-style-name="P29" draw:layer="layout" svg:width="0.924cm" svg:height="0.493cm" svg:x="19.265cm" svg:y="18.795cm" svg:viewBox="0 0 925 494" draw:points="0,137 256,0 925,358 670,494">
                  <text:p/>
                </draw:polygon>
                <draw:polygon draw:style-name="gr593" draw:text-style-name="P29" draw:layer="layout" svg:width="0.446cm" svg:height="0.238cm" svg:x="19.999cm" svg:y="19.187cm" svg:viewBox="0 0 447 239" draw:points="0,137 256,0 447,102 191,239">
                  <text:p/>
                </draw:polygon>
                <draw:polygon draw:style-name="gr594" draw:text-style-name="P26" draw:layer="layout" svg:width="0.35cm" svg:height="0.255cm" svg:x="20.19cm" svg:y="19.289cm" svg:viewBox="0 0 351 256" draw:points="0,256 0,187 351,0 351,68">
                  <text:p/>
                </draw:polygon>
                <draw:line draw:style-name="gr595" draw:text-style-name="P30" draw:layer="layout" svg:x1="19.329cm" svg:y1="18.897cm" svg:x2="19.999cm" svg:y2="19.255cm">
                  <text:p/>
                </draw:line>
                <draw:line draw:style-name="gr596" draw:text-style-name="P30" draw:layer="layout" svg:x1="19.393cm" svg:y1="18.863cm" svg:x2="20.063cm" svg:y2="19.221cm">
                  <text:p/>
                </draw:line>
                <draw:line draw:style-name="gr597" draw:text-style-name="P30" draw:layer="layout" svg:x1="19.457cm" svg:y1="18.829cm" svg:x2="20.127cm" svg:y2="19.187cm">
                  <text:p/>
                </draw:line>
                <draw:line draw:style-name="gr598" draw:text-style-name="P30" draw:layer="layout" svg:x1="20.062cm" svg:y1="19.153cm" svg:x2="20.126cm" svg:y2="19.119cm">
                  <text:p/>
                </draw:line>
                <draw:line draw:style-name="gr599" draw:text-style-name="P30" draw:layer="layout" svg:x1="19.999cm" svg:y1="19.119cm" svg:x2="20.063cm" svg:y2="19.085cm">
                  <text:p/>
                </draw:line>
                <draw:line draw:style-name="gr600" draw:text-style-name="P30" draw:layer="layout" svg:x1="19.935cm" svg:y1="19.085cm" svg:x2="19.999cm" svg:y2="19.051cm">
                  <text:p/>
                </draw:line>
                <draw:line draw:style-name="gr601" draw:text-style-name="P30" draw:layer="layout" svg:x1="19.966cm" svg:y1="19.17cm" svg:x2="20.03cm" svg:y2="19.136cm">
                  <text:p/>
                </draw:line>
                <draw:line draw:style-name="gr602" draw:text-style-name="P30" draw:layer="layout" svg:x1="19.903cm" svg:y1="19.136cm" svg:x2="19.967cm" svg:y2="19.102cm">
                  <text:p/>
                </draw:line>
                <draw:line draw:style-name="gr603" draw:text-style-name="P30" draw:layer="layout" svg:x1="19.84cm" svg:y1="19.102cm" svg:x2="19.904cm" svg:y2="19.068cm">
                  <text:p/>
                </draw:line>
                <draw:line draw:style-name="gr604" draw:text-style-name="P30" draw:layer="layout" svg:x1="19.871cm" svg:y1="19.051cm" svg:x2="19.935cm" svg:y2="19.017cm">
                  <text:p/>
                </draw:line>
                <draw:line draw:style-name="gr605" draw:text-style-name="P30" draw:layer="layout" svg:x1="19.776cm" svg:y1="19.067cm" svg:x2="19.84cm" svg:y2="19.033cm">
                  <text:p/>
                </draw:line>
                <draw:line draw:style-name="gr606" draw:text-style-name="P30" draw:layer="layout" svg:x1="19.807cm" svg:y1="19.017cm" svg:x2="19.871cm" svg:y2="18.983cm">
                  <text:p/>
                </draw:line>
                <draw:line draw:style-name="gr607" draw:text-style-name="P30" draw:layer="layout" svg:x1="19.744cm" svg:y1="18.982cm" svg:x2="19.808cm" svg:y2="18.948cm">
                  <text:p/>
                </draw:line>
                <draw:line draw:style-name="gr608" draw:text-style-name="P30" draw:layer="layout" svg:x1="19.68cm" svg:y1="18.949cm" svg:x2="19.744cm" svg:y2="18.915cm">
                  <text:p/>
                </draw:line>
                <draw:line draw:style-name="gr609" draw:text-style-name="P30" draw:layer="layout" svg:x1="19.712cm" svg:y1="19.034cm" svg:x2="19.776cm" svg:y2="19cm">
                  <text:p/>
                </draw:line>
                <draw:line draw:style-name="gr610" draw:text-style-name="P30" draw:layer="layout" svg:x1="19.648cm" svg:y1="19cm" svg:x2="19.712cm" svg:y2="18.966cm">
                  <text:p/>
                </draw:line>
                <draw:line draw:style-name="gr611" draw:text-style-name="P30" draw:layer="layout" svg:x1="19.584cm" svg:y1="18.965cm" svg:x2="19.648cm" svg:y2="18.931cm">
                  <text:p/>
                </draw:line>
                <draw:line draw:style-name="gr612" draw:text-style-name="P30" draw:layer="layout" svg:x1="19.616cm" svg:y1="18.915cm" svg:x2="19.68cm" svg:y2="18.881cm">
                  <text:p/>
                </draw:line>
                <draw:line draw:style-name="gr613" draw:text-style-name="P30" draw:layer="layout" svg:x1="19.52cm" svg:y1="18.931cm" svg:x2="19.584cm" svg:y2="18.897cm">
                  <text:p/>
                </draw:line>
                <draw:line draw:style-name="gr614" draw:text-style-name="P30" draw:layer="layout" svg:x1="19.552cm" svg:y1="18.88cm" svg:x2="19.616cm" svg:y2="18.846cm">
                  <text:p/>
                </draw:line>
                <draw:line draw:style-name="gr615" draw:text-style-name="P30" draw:layer="layout" svg:x1="19.489cm" svg:y1="18.846cm" svg:x2="19.553cm" svg:y2="18.812cm">
                  <text:p/>
                </draw:line>
                <draw:line draw:style-name="gr616" draw:text-style-name="P30" draw:layer="layout" svg:x1="19.457cm" svg:y1="18.897cm" svg:x2="19.521cm" svg:y2="18.863cm">
                  <text:p/>
                </draw:line>
                <draw:line draw:style-name="gr617" draw:text-style-name="P30" draw:layer="layout" svg:x1="19.871cm" svg:y1="19.187cm" svg:x2="19.935cm" svg:y2="19.153cm">
                  <text:p/>
                </draw:line>
                <draw:line draw:style-name="gr618" draw:text-style-name="P30" draw:layer="layout" svg:x1="19.807cm" svg:y1="19.153cm" svg:x2="19.871cm" svg:y2="19.119cm">
                  <text:p/>
                </draw:line>
                <draw:line draw:style-name="gr619" draw:text-style-name="P30" draw:layer="layout" svg:x1="19.744cm" svg:y1="19.119cm" svg:x2="19.808cm" svg:y2="19.085cm">
                  <text:p/>
                </draw:line>
                <draw:line draw:style-name="gr620" draw:text-style-name="P30" draw:layer="layout" svg:x1="19.712cm" svg:y1="19.17cm" svg:x2="19.776cm" svg:y2="19.136cm">
                  <text:p/>
                </draw:line>
                <draw:line draw:style-name="gr621" draw:text-style-name="P30" draw:layer="layout" svg:x1="19.648cm" svg:y1="19.136cm" svg:x2="19.712cm" svg:y2="19.102cm">
                  <text:p/>
                </draw:line>
                <draw:line draw:style-name="gr622" draw:text-style-name="P30" draw:layer="layout" svg:x1="19.68cm" svg:y1="19.085cm" svg:x2="19.744cm" svg:y2="19.051cm">
                  <text:p/>
                </draw:line>
                <draw:line draw:style-name="gr623" draw:text-style-name="P30" draw:layer="layout" svg:x1="19.616cm" svg:y1="19.051cm" svg:x2="19.68cm" svg:y2="19.017cm">
                  <text:p/>
                </draw:line>
                <draw:line draw:style-name="gr624" draw:text-style-name="P30" draw:layer="layout" svg:x1="19.552cm" svg:y1="19.017cm" svg:x2="19.616cm" svg:y2="18.983cm">
                  <text:p/>
                </draw:line>
                <draw:line draw:style-name="gr625" draw:text-style-name="P30" draw:layer="layout" svg:x1="19.489cm" svg:y1="18.982cm" svg:x2="19.553cm" svg:y2="18.948cm">
                  <text:p/>
                </draw:line>
                <draw:line draw:style-name="gr626" draw:text-style-name="P30" draw:layer="layout" svg:x1="19.393cm" svg:y1="19cm" svg:x2="19.457cm" svg:y2="18.966cm">
                  <text:p/>
                </draw:line>
                <draw:line draw:style-name="gr627" draw:text-style-name="P30" draw:layer="layout" svg:x1="19.425cm" svg:y1="18.949cm" svg:x2="19.489cm" svg:y2="18.915cm">
                  <text:p/>
                </draw:line>
                <draw:line draw:style-name="gr628" draw:text-style-name="P30" draw:layer="layout" svg:x1="19.329cm" svg:y1="18.965cm" svg:x2="19.393cm" svg:y2="18.931cm">
                  <text:p/>
                </draw:line>
                <draw:line draw:style-name="gr629" draw:text-style-name="P30" draw:layer="layout" svg:x1="19.84cm" svg:y1="19.238cm" svg:x2="19.904cm" svg:y2="19.204cm">
                  <text:p/>
                </draw:line>
                <draw:line draw:style-name="gr630" draw:text-style-name="P30" draw:layer="layout" svg:x1="19.776cm" svg:y1="19.204cm" svg:x2="19.84cm" svg:y2="19.17cm">
                  <text:p/>
                </draw:line>
                <draw:line draw:style-name="gr631" draw:text-style-name="P30" draw:layer="layout" svg:x1="20.062cm" svg:y1="19.358cm" svg:x2="20.318cm" svg:y2="19.221cm">
                  <text:p/>
                </draw:line>
                <draw:line draw:style-name="gr632" draw:text-style-name="P30" draw:layer="layout" svg:x1="20.126cm" svg:y1="19.392cm" svg:x2="20.382cm" svg:y2="19.255cm">
                  <text:p/>
                </draw:line>
                <draw:line draw:style-name="gr633" draw:text-style-name="P30" draw:layer="layout" svg:x1="20.19cm" svg:y1="19.221cm" svg:x2="20.381cm" svg:y2="19.323cm">
                  <text:p/>
                </draw:line>
                <draw:line draw:style-name="gr634" draw:text-style-name="P30" draw:layer="layout" svg:x1="20.126cm" svg:y1="19.255cm" svg:x2="20.317cm" svg:y2="19.357cm">
                  <text:p/>
                </draw:line>
                <draw:line draw:style-name="gr635" draw:text-style-name="P30" draw:layer="layout" svg:x1="20.062cm" svg:y1="19.289cm" svg:x2="20.189cm" svg:y2="19.357cm">
                  <text:p/>
                </draw:line>
                <draw:polygon draw:style-name="gr636" draw:text-style-name="P24" draw:layer="layout" svg:width="1.019cm" svg:height="0.613cm" svg:x="19.169cm" svg:y="18.931cm" svg:viewBox="0 0 1020 614" draw:points="0,68 0,0 1020,545 1020,614">
                  <text:p/>
                </draw:polygon>
                <draw:polygon draw:style-name="gr637" draw:text-style-name="P27" draw:layer="layout" svg:width="1.371cm" svg:height="0.8cm" svg:x="19.169cm" svg:y="18.744cm" svg:viewBox="0 0 1372 801" draw:points="351,0 1372,545 1372,614 1020,801 0,256 0,187">
                  <text:p/>
                </draw:polygon>
              </draw:g>
            </draw:g>
          </draw:g>
          <draw:connector draw:style-name="gr85" draw:text-style-name="P39" draw:layer="layout" svg:x1="19.667cm" svg:y1="15.412cm" svg:x2="18.962cm" svg:y2="13.001cm" draw:start-shape="id13" draw:start-glue-point="7" draw:end-shape="id14" svg:d="M19667 15412h-1225v-2411h520" svg:viewBox="0 0 1226 2412">
            <text:p/>
          </draw:connector>
          <draw:connector draw:style-name="gr85" draw:text-style-name="P39" draw:layer="layout" svg:x1="15.873cm" svg:y1="16.04cm" svg:x2="19.188cm" svg:y2="16.025cm" draw:start-shape="id12" draw:start-glue-point="5" draw:end-shape="id13" svg:d="M15873 16040h1757v-15h1558" svg:viewBox="0 0 3316 16">
            <text:p/>
          </draw:connector>
          <draw:connector draw:style-name="gr85" draw:text-style-name="P39" draw:layer="layout" svg:x1="19.188cm" svg:y1="16.025cm" svg:x2="19.169cm" svg:y2="18.625cm" draw:start-shape="id13" draw:start-glue-point="3" draw:end-shape="id15" svg:d="M19188 16025h-539v2600h520" svg:viewBox="0 0 540 2601">
            <text:p/>
          </draw:connector>
          <draw:frame draw:style-name="gr425" draw:text-style-name="P40" draw:layer="layout" svg:width="5.2cm" svg:height="2.411cm" svg:x="21.2cm" svg:y="15.031cm">
            <draw:text-box>
              <text:p><text:span text:style-name="T4">&lt;&lt;physical ubuntu&gt;&gt;</text:span></text:p>
              <text:p><text:span text:style-name="T3">Name: real</text:span></text:p>
              <text:p><text:span text:style-name="T3">IP: 192.168.0.227</text:span></text:p>
              <text:p><text:span text:style-name="T3">Mac: e0:9d:31:54:1d:60</text:span></text:p>
            </draw:text-box>
          </draw:frame>
          <draw:frame draw:style-name="gr425" draw:text-style-name="P40" draw:layer="layout" svg:width="5cm" svg:height="2.411cm" svg:x="21.2cm" svg:y="17.589cm">
            <draw:text-box>
              <text:p><text:span text:style-name="T2">&lt;&lt;virtual ubuntu&gt;&gt;</text:span></text:p>
              <text:p><text:span text:style-name="T3">Name: ubuntu2</text:span></text:p>
              <text:p><text:span text:style-name="T3">IP: 192.168.0.101</text:span></text:p>
              <text:p><text:span text:style-name="T3">Mac: 08:00:27:78:21:2b</text:span></text:p>
            </draw:text-box>
          </draw:frame>
          <draw:frame draw:style-name="gr425" draw:text-style-name="P40" draw:layer="layout" svg:width="5.313cm" svg:height="2.411cm" svg:x="21.087cm" svg:y="12.061cm">
            <draw:text-box>
              <text:p><text:span text:style-name="T2">&lt;&lt;virtual ubuntu&gt;&gt;</text:span></text:p>
              <text:p><text:span text:style-name="T3">Name: ubuntu</text:span></text:p>
              <text:p><text:span text:style-name="T3">IP: 192.168.0.100</text:span></text:p>
              <text:p><text:span text:style-name="T3">Mac: 08:00:27:78:21:2a</text:span></text:p>
            </draw:text-box>
          </draw:frame>
        </draw:g>
        <presentation:notes draw:style-name="dp2">
          <draw:page-thumbnail draw:style-name="gr214" draw:layer="layout" svg:width="14.848cm" svg:height="11.136cm" svg:x="3.075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08:47:38.832227965</meta:creation-date>
    <dc:date>2017-10-16T17:48:11.895517180</dc:date>
    <meta:editing-duration>PT1H14M57S</meta:editing-duration>
    <meta:editing-cycles>8</meta:editing-cycles>
    <meta:generator>LibreOffice/5.1.6.2$Linux_X86_64 LibreOffice_project/10m0$Build-2</meta:generator>
    <meta:document-statistic meta:object-count="764"/>
  </office:meta>
</office:document-meta>
</file>